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1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1">
      <style:table-cell-properties fo:background-color="#dddddd" style:rotation-align="none"/>
    </style:style>
    <style:style style:name="ce5" style:family="table-cell" style:parent-style-name="Default" style:data-style-name="N11">
      <style:table-cell-properties style:rotation-align="none"/>
    </style:style>
    <style:style style:name="ce6" style:family="table-cell" style:parent-style-name="Default" style:data-style-name="N116"/>
    <style:style style:name="ce7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otal_cost_IFE" table:style-name="ta1">
        <table:shapes>
          <draw:frame draw:z-index="0" draw:style-name="gr1" draw:text-style-name="P1" svg:width="160mm" svg:height="120mm" svg:x="156.93mm" svg:y="36.17mm">
            <draw:object draw:notify-on-update-of-ranges="Total_cost_IFE.A11:Total_cost_IFE.A31 Total_cost_IFE.C4:Total_cost_IFE.C4 Total_cost_IFE.C11:Total_cost_IFE.C31 Total_cost_IFE.B4:Total_cost_IFE.B4 Total_cost_IFE.B11:Total_cost_IFE.B31 Total_cost_IFE.D4:Total_cost_IFE.D4 Total_cost_IFE.D11:Total_cost_IFE.D31 Total_cost_IFE.F4:Total_cost_IFE.F4 Total_cost_IFE.F11:Total_cost_IFE.F31 Total_cost_IFE.E4:Total_cost_IFE.E4 Total_cost_IFE.E11:Total_cost_IFE.E31 Total_cost_IFE.G4:Total_cost_IFE.G4 Total_cost_IFE.G11:Total_cost_IFE.G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ce4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IFE cost, Pension mobility indexation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IFE cost, CPI indexation</text:p>
          </table:table-cell>
          <table:covered-table-cell table:number-columns-repeated="2" table:style-name="ce3"/>
        </table:table-row>
        <table:table-row table:style-name="ro1">
          <table:table-cell table:style-name="Default"/>
          <table:table-cell office:value-type="string" calcext:value-type="string">
            <text:p>Central, pension mobility indexation</text:p>
          </table:table-cell>
          <table:table-cell office:value-type="string" calcext:value-type="string">
            <text:p>Low, pension mobility indexation</text:p>
          </table:table-cell>
          <table:table-cell office:value-type="string" calcext:value-type="string">
            <text:p>High, pension mobility indexation</text:p>
          </table:table-cell>
          <table:table-cell office:value-type="string" calcext:value-type="string">
            <text:p>Central, CPI indexation</text:p>
          </table:table-cell>
          <table:table-cell office:value-type="string" calcext:value-type="string">
            <text:p>Low, CPI indexation</text:p>
          </table:table-cell>
          <table:table-cell office:value-type="string" calcext:value-type="string">
            <text:p>High, CPI indexatio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6" office:value-type="percentage" office:value="0" calcext:value-type="percentage">
            <text:p>0,00%</text:p>
          </table:table-cell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number-columns-repeated="6" table:style-name="ce5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6" office:value-type="percentage" office:value="0" calcext:value-type="percentage">
            <text:p>0,00%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number-columns-repeated="6" table:style-name="ce5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6" office:value-type="percentage" office:value="0" calcext:value-type="percentage">
            <text:p>0,00%</text:p>
          </table:table-cell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number-columns-repeated="6" table:style-name="ce5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0.0141174696369165" calcext:value-type="percentage">
            <text:p>1,41%</text:p>
          </table:table-cell>
          <table:table-cell office:value-type="percentage" office:value="0.014117179240684" calcext:value-type="percentage">
            <text:p>1,41%</text:p>
          </table:table-cell>
          <table:table-cell office:value-type="percentage" office:value="0.0141174696369164" calcext:value-type="percentage">
            <text:p>1,41%</text:p>
          </table:table-cell>
          <table:table-cell office:value-type="percentage" office:value="0.0141174696369165" calcext:value-type="percentage">
            <text:p>1,41%</text:p>
          </table:table-cell>
          <table:table-cell office:value-type="percentage" office:value="0.014117179240684" calcext:value-type="percentage">
            <text:p>1,41%</text:p>
          </table:table-cell>
          <table:table-cell office:value-type="percentage" office:value="0.0141174696369164" calcext:value-type="percentage">
            <text:p>1,41%</text:p>
          </table:table-cell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5" office:value-type="percentage" office:value="0.0154599648448926" calcext:value-type="percentage">
            <text:p>1,55%</text:p>
          </table:table-cell>
          <table:table-cell table:style-name="ce5" office:value-type="percentage" office:value="0.0152988263849083" calcext:value-type="percentage">
            <text:p>1,53%</text:p>
          </table:table-cell>
          <table:table-cell table:style-name="ce5" office:value-type="percentage" office:value="0.015223666970416" calcext:value-type="percentage">
            <text:p>1,52%</text:p>
          </table:table-cell>
          <table:table-cell table:style-name="ce5" office:value-type="percentage" office:value="0.017241108838967" calcext:value-type="percentage">
            <text:p>1,72%</text:p>
          </table:table-cell>
          <table:table-cell table:style-name="ce5" office:value-type="percentage" office:value="0.0175532138044437" calcext:value-type="percentage">
            <text:p>1,76%</text:p>
          </table:table-cell>
          <table:table-cell table:style-name="ce5" office:value-type="percentage" office:value="0.0168581783832439" calcext:value-type="percentage">
            <text:p>1,69%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percentage" office:value="0.0150611311108802" calcext:value-type="percentage">
            <text:p>1,51%</text:p>
          </table:table-cell>
          <table:table-cell office:value-type="percentage" office:value="0.0147121780244659" calcext:value-type="percentage">
            <text:p>1,47%</text:p>
          </table:table-cell>
          <table:table-cell office:value-type="percentage" office:value="0.0153421657839776" calcext:value-type="percentage">
            <text:p>1,53%</text:p>
          </table:table-cell>
          <table:table-cell office:value-type="percentage" office:value="0.015437191277094" calcext:value-type="percentage">
            <text:p>1,54%</text:p>
          </table:table-cell>
          <table:table-cell office:value-type="percentage" office:value="0.0159385052076332" calcext:value-type="percentage">
            <text:p>1,59%</text:p>
          </table:table-cell>
          <table:table-cell office:value-type="percentage" office:value="0.0147123748747725" calcext:value-type="percentage">
            <text:p>1,47%</text:p>
          </table:table-cell>
        </table:table-row>
        <table:table-row table:style-name="ro1">
          <table:table-cell table:style-name="ce2" office:value-type="float" office:value="2023" calcext:value-type="float">
            <text:p>2023</text:p>
          </table:table-cell>
          <table:table-cell table:style-name="ce5" office:value-type="percentage" office:value="0.0150316074658299" calcext:value-type="percentage">
            <text:p>1,50%</text:p>
          </table:table-cell>
          <table:table-cell table:style-name="ce5" office:value-type="percentage" office:value="0.0142261750640037" calcext:value-type="percentage">
            <text:p>1,42%</text:p>
          </table:table-cell>
          <table:table-cell table:style-name="ce5" office:value-type="percentage" office:value="0.0158649472495543" calcext:value-type="percentage">
            <text:p>1,59%</text:p>
          </table:table-cell>
          <table:table-cell table:style-name="ce5" office:value-type="percentage" office:value="0.0139510340106336" calcext:value-type="percentage">
            <text:p>1,40%</text:p>
          </table:table-cell>
          <table:table-cell table:style-name="ce5" office:value-type="percentage" office:value="0.0143822257026507" calcext:value-type="percentage">
            <text:p>1,44%</text:p>
          </table:table-cell>
          <table:table-cell table:style-name="ce5" office:value-type="percentage" office:value="0.0132566690351366" calcext:value-type="percentage">
            <text:p>1,33%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percentage" office:value="0.0147214589368771" calcext:value-type="percentage">
            <text:p>1,47%</text:p>
          </table:table-cell>
          <table:table-cell office:value-type="percentage" office:value="0.013880192095866" calcext:value-type="percentage">
            <text:p>1,39%</text:p>
          </table:table-cell>
          <table:table-cell office:value-type="percentage" office:value="0.0156543756006683" calcext:value-type="percentage">
            <text:p>1,57%</text:p>
          </table:table-cell>
          <table:table-cell office:value-type="percentage" office:value="0.0128001661962114" calcext:value-type="percentage">
            <text:p>1,28%</text:p>
          </table:table-cell>
          <table:table-cell office:value-type="percentage" office:value="0.0131773540242713" calcext:value-type="percentage">
            <text:p>1,32%</text:p>
          </table:table-cell>
          <table:table-cell office:value-type="percentage" office:value="0.0119180510821066" calcext:value-type="percentage">
            <text:p>1,19%</text:p>
          </table:table-cell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5" office:value-type="percentage" office:value="0.0140180229762658" calcext:value-type="percentage">
            <text:p>1,40%</text:p>
          </table:table-cell>
          <table:table-cell table:style-name="ce5" office:value-type="percentage" office:value="0.0136670257864555" calcext:value-type="percentage">
            <text:p>1,37%</text:p>
          </table:table-cell>
          <table:table-cell table:style-name="ce5" office:value-type="percentage" office:value="0.0152512793509522" calcext:value-type="percentage">
            <text:p>1,53%</text:p>
          </table:table-cell>
          <table:table-cell table:style-name="ce5" office:value-type="percentage" office:value="0.0115647350314701" calcext:value-type="percentage">
            <text:p>1,16%</text:p>
          </table:table-cell>
          <table:table-cell table:style-name="ce5" office:value-type="percentage" office:value="0.0123455672345355" calcext:value-type="percentage">
            <text:p>1,23%</text:p>
          </table:table-cell>
          <table:table-cell table:style-name="ce5" office:value-type="percentage" office:value="0.0107701772443329" calcext:value-type="percentage">
            <text:p>1,08%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percentage" office:value="0.0129749455974194" calcext:value-type="percentage">
            <text:p>1,30%</text:p>
          </table:table-cell>
          <table:table-cell office:value-type="percentage" office:value="0.0127858146919511" calcext:value-type="percentage">
            <text:p>1,28%</text:p>
          </table:table-cell>
          <table:table-cell office:value-type="percentage" office:value="0.0141322441243072" calcext:value-type="percentage">
            <text:p>1,41%</text:p>
          </table:table-cell>
          <table:table-cell office:value-type="percentage" office:value="0.0102933961433568" calcext:value-type="percentage">
            <text:p>1,03%</text:p>
          </table:table-cell>
          <table:table-cell office:value-type="percentage" office:value="0.0111882691093275" calcext:value-type="percentage">
            <text:p>1,12%</text:p>
          </table:table-cell>
          <table:table-cell office:value-type="percentage" office:value="0.00942840748411023" calcext:value-type="percentage">
            <text:p>0,94%</text:p>
          </table:table-cell>
        </table:table-row>
        <table:table-row table:style-name="ro1">
          <table:table-cell table:style-name="ce2" office:value-type="float" office:value="2027" calcext:value-type="float">
            <text:p>2027</text:p>
          </table:table-cell>
          <table:table-cell table:style-name="ce5" office:value-type="percentage" office:value="0.0120345778734898" calcext:value-type="percentage">
            <text:p>1,20%</text:p>
          </table:table-cell>
          <table:table-cell table:style-name="ce5" office:value-type="percentage" office:value="0.0118572678824856" calcext:value-type="percentage">
            <text:p>1,19%</text:p>
          </table:table-cell>
          <table:table-cell table:style-name="ce5" office:value-type="percentage" office:value="0.0131209980167589" calcext:value-type="percentage">
            <text:p>1,31%</text:p>
          </table:table-cell>
          <table:table-cell table:style-name="ce5" office:value-type="percentage" office:value="0.00917648243330414" calcext:value-type="percentage">
            <text:p>0,92%</text:p>
          </table:table-cell>
          <table:table-cell table:style-name="ce5" office:value-type="percentage" office:value="0.0100522136590529" calcext:value-type="percentage">
            <text:p>1,01%</text:p>
          </table:table-cell>
          <table:table-cell table:style-name="ce5" office:value-type="percentage" office:value="0.00822981683631858" calcext:value-type="percentage">
            <text:p>0,82%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percentage" office:value="0.0110525408300695" calcext:value-type="percentage">
            <text:p>1,11%</text:p>
          </table:table-cell>
          <table:table-cell office:value-type="percentage" office:value="0.0112613656898764" calcext:value-type="percentage">
            <text:p>1,13%</text:p>
          </table:table-cell>
          <table:table-cell office:value-type="percentage" office:value="0.0124256778141055" calcext:value-type="percentage">
            <text:p>1,24%</text:p>
          </table:table-cell>
          <table:table-cell office:value-type="percentage" office:value="0.0081554905579576" calcext:value-type="percentage">
            <text:p>0,82%</text:p>
          </table:table-cell>
          <table:table-cell office:value-type="percentage" office:value="0.00932570107821468" calcext:value-type="percentage">
            <text:p>0,93%</text:p>
          </table:table-cell>
          <table:table-cell office:value-type="percentage" office:value="0.00746519461797965" calcext:value-type="percentage">
            <text:p>0,75%</text:p>
          </table:table-cell>
        </table:table-row>
        <table:table-row table:style-name="ro1">
          <table:table-cell table:style-name="ce2" office:value-type="float" office:value="2029" calcext:value-type="float">
            <text:p>2029</text:p>
          </table:table-cell>
          <table:table-cell table:style-name="ce5" office:value-type="percentage" office:value="0.0099766648648041" calcext:value-type="percentage">
            <text:p>1,00%</text:p>
          </table:table-cell>
          <table:table-cell table:style-name="ce5" office:value-type="percentage" office:value="0.0105776819652266" calcext:value-type="percentage">
            <text:p>1,06%</text:p>
          </table:table-cell>
          <table:table-cell table:style-name="ce5" office:value-type="percentage" office:value="0.0111525997958559" calcext:value-type="percentage">
            <text:p>1,12%</text:p>
          </table:table-cell>
          <table:table-cell table:style-name="ce5" office:value-type="percentage" office:value="0.00720245704021091" calcext:value-type="percentage">
            <text:p>0,72%</text:p>
          </table:table-cell>
          <table:table-cell table:style-name="ce5" office:value-type="percentage" office:value="0.00862352991901472" calcext:value-type="percentage">
            <text:p>0,86%</text:p>
          </table:table-cell>
          <table:table-cell table:style-name="ce5" office:value-type="percentage" office:value="0.0064539899861393" calcext:value-type="percentage">
            <text:p>0,65%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percentage" office:value="0.00898375265285672" calcext:value-type="percentage">
            <text:p>0,90%</text:p>
          </table:table-cell>
          <table:table-cell office:value-type="percentage" office:value="0.00951759906003628" calcext:value-type="percentage">
            <text:p>0,95%</text:p>
          </table:table-cell>
          <table:table-cell office:value-type="percentage" office:value="0.00969765889623174" calcext:value-type="percentage">
            <text:p>0,97%</text:p>
          </table:table-cell>
          <table:table-cell office:value-type="percentage" office:value="0.00637354671992914" calcext:value-type="percentage">
            <text:p>0,64%</text:p>
          </table:table-cell>
          <table:table-cell office:value-type="percentage" office:value="0.00765141984676577" calcext:value-type="percentage">
            <text:p>0,77%</text:p>
          </table:table-cell>
          <table:table-cell office:value-type="percentage" office:value="0.00543219296027856" calcext:value-type="percentage">
            <text:p>0,54%</text:p>
          </table:table-cell>
        </table:table-row>
        <table:table-row table:style-name="ro1">
          <table:table-cell table:style-name="ce2" office:value-type="float" office:value="2031" calcext:value-type="float">
            <text:p>2031</text:p>
          </table:table-cell>
          <table:table-cell table:style-name="ce5" office:value-type="percentage" office:value="0.00810524594235441" calcext:value-type="percentage">
            <text:p>0,81%</text:p>
          </table:table-cell>
          <table:table-cell table:style-name="ce5" office:value-type="percentage" office:value="0.00873946848735572" calcext:value-type="percentage">
            <text:p>0,87%</text:p>
          </table:table-cell>
          <table:table-cell table:style-name="ce5" office:value-type="percentage" office:value="0.00895928683460138" calcext:value-type="percentage">
            <text:p>0,90%</text:p>
          </table:table-cell>
          <table:table-cell table:style-name="ce5" office:value-type="percentage" office:value="0.00566308129104656" calcext:value-type="percentage">
            <text:p>0,57%</text:p>
          </table:table-cell>
          <table:table-cell table:style-name="ce5" office:value-type="percentage" office:value="0.00695043806025368" calcext:value-type="percentage">
            <text:p>0,70%</text:p>
          </table:table-cell>
          <table:table-cell table:style-name="ce5" office:value-type="percentage" office:value="0.00486870646922401" calcext:value-type="percentage">
            <text:p>0,49%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percentage" office:value="0.0071653294675778" calcext:value-type="percentage">
            <text:p>0,72%</text:p>
          </table:table-cell>
          <table:table-cell office:value-type="percentage" office:value="0.00768525147632969" calcext:value-type="percentage">
            <text:p>0,77%</text:p>
          </table:table-cell>
          <table:table-cell office:value-type="percentage" office:value="0.00788156316765711" calcext:value-type="percentage">
            <text:p>0,79%</text:p>
          </table:table-cell>
          <table:table-cell office:value-type="percentage" office:value="0.00494567811287603" calcext:value-type="percentage">
            <text:p>0,49%</text:p>
          </table:table-cell>
          <table:table-cell office:value-type="percentage" office:value="0.00605995912845346" calcext:value-type="percentage">
            <text:p>0,61%</text:p>
          </table:table-cell>
          <table:table-cell office:value-type="percentage" office:value="0.00418514131153122" calcext:value-type="percentage">
            <text:p>0,42%</text:p>
          </table:table-cell>
        </table:table-row>
        <table:table-row table:style-name="ro1">
          <table:table-cell table:style-name="ce2" office:value-type="float" office:value="2033" calcext:value-type="float">
            <text:p>2033</text:p>
          </table:table-cell>
          <table:table-cell table:style-name="ce5" office:value-type="percentage" office:value="0.00659883518785785" calcext:value-type="percentage">
            <text:p>0,66%</text:p>
          </table:table-cell>
          <table:table-cell table:style-name="ce5" office:value-type="percentage" office:value="0.0069476888265898" calcext:value-type="percentage">
            <text:p>0,69%</text:p>
          </table:table-cell>
          <table:table-cell table:style-name="ce5" office:value-type="percentage" office:value="0.00696534186101822" calcext:value-type="percentage">
            <text:p>0,70%</text:p>
          </table:table-cell>
          <table:table-cell table:style-name="ce5" office:value-type="percentage" office:value="0.00451071402876803" calcext:value-type="percentage">
            <text:p>0,45%</text:p>
          </table:table-cell>
          <table:table-cell table:style-name="ce5" office:value-type="percentage" office:value="0.00543125902947662" calcext:value-type="percentage">
            <text:p>0,54%</text:p>
          </table:table-cell>
          <table:table-cell table:style-name="ce5" office:value-type="percentage" office:value="0.0036366837929369" calcext:value-type="percentage">
            <text:p>0,36%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percentage" office:value="0.0057322131687091" calcext:value-type="percentage">
            <text:p>0,57%</text:p>
          </table:table-cell>
          <table:table-cell office:value-type="percentage" office:value="0.00585033561597774" calcext:value-type="percentage">
            <text:p>0,59%</text:p>
          </table:table-cell>
          <table:table-cell office:value-type="percentage" office:value="0.00577212505148516" calcext:value-type="percentage">
            <text:p>0,58%</text:p>
          </table:table-cell>
          <table:table-cell office:value-type="percentage" office:value="0.00388210844492984" calcext:value-type="percentage">
            <text:p>0,39%</text:p>
          </table:table-cell>
          <table:table-cell office:value-type="percentage" office:value="0.00454667550422358" calcext:value-type="percentage">
            <text:p>0,45%</text:p>
          </table:table-cell>
          <table:table-cell office:value-type="percentage" office:value="0.00296487635783659" calcext:value-type="percentage">
            <text:p>0,30%</text:p>
          </table:table-cell>
        </table:table-row>
        <table:table-row table:style-name="ro1">
          <table:table-cell table:style-name="ce2" office:value-type="float" office:value="2035" calcext:value-type="float">
            <text:p>2035</text:p>
          </table:table-cell>
          <table:table-cell table:style-name="ce5" office:value-type="percentage" office:value="0.0047258847268314" calcext:value-type="percentage">
            <text:p>0,47%</text:p>
          </table:table-cell>
          <table:table-cell table:style-name="ce5" office:value-type="percentage" office:value="0.00468867158465581" calcext:value-type="percentage">
            <text:p>0,47%</text:p>
          </table:table-cell>
          <table:table-cell table:style-name="ce5" office:value-type="percentage" office:value="0.00489525882307948" calcext:value-type="percentage">
            <text:p>0,49%</text:p>
          </table:table-cell>
          <table:table-cell table:style-name="ce5" office:value-type="percentage" office:value="0.00316651528215085" calcext:value-type="percentage">
            <text:p>0,32%</text:p>
          </table:table-cell>
          <table:table-cell table:style-name="ce5" office:value-type="percentage" office:value="0.00362555258523074" calcext:value-type="percentage">
            <text:p>0,36%</text:p>
          </table:table-cell>
          <table:table-cell table:style-name="ce5" office:value-type="percentage" office:value="0.00247037645718425" calcext:value-type="percentage">
            <text:p>0,25%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percentage" office:value="0.00415094836181486" calcext:value-type="percentage">
            <text:p>0,42%</text:p>
          </table:table-cell>
          <table:table-cell office:value-type="percentage" office:value="0.00432410260050592" calcext:value-type="percentage">
            <text:p>0,43%</text:p>
          </table:table-cell>
          <table:table-cell office:value-type="percentage" office:value="0.00413676540004306" calcext:value-type="percentage">
            <text:p>0,41%</text:p>
          </table:table-cell>
          <table:table-cell office:value-type="percentage" office:value="0.00275660496406908" calcext:value-type="percentage">
            <text:p>0,28%</text:p>
          </table:table-cell>
          <table:table-cell office:value-type="percentage" office:value="0.00332785567626232" calcext:value-type="percentage">
            <text:p>0,33%</text:p>
          </table:table-cell>
          <table:table-cell office:value-type="percentage" office:value="0.0020562132516849" calcext:value-type="percentage">
            <text:p>0,21%</text:p>
          </table:table-cell>
        </table:table-row>
        <table:table-row table:style-name="ro1">
          <table:table-cell table:style-name="ce2" office:value-type="float" office:value="2037" calcext:value-type="float">
            <text:p>2037</text:p>
          </table:table-cell>
          <table:table-cell table:style-name="ce5" office:value-type="percentage" office:value="0.00332239015450051" calcext:value-type="percentage">
            <text:p>0,33%</text:p>
          </table:table-cell>
          <table:table-cell table:style-name="ce5" office:value-type="percentage" office:value="0.00363474388973669" calcext:value-type="percentage">
            <text:p>0,36%</text:p>
          </table:table-cell>
          <table:table-cell table:style-name="ce5" office:value-type="percentage" office:value="0.00317485216985506" calcext:value-type="percentage">
            <text:p>0,32%</text:p>
          </table:table-cell>
          <table:table-cell table:style-name="ce5" office:value-type="percentage" office:value="0.00219123384825209" calcext:value-type="percentage">
            <text:p>0,22%</text:p>
          </table:table-cell>
          <table:table-cell table:style-name="ce5" office:value-type="percentage" office:value="0.00279464709710005" calcext:value-type="percentage">
            <text:p>0,28%</text:p>
          </table:table-cell>
          <table:table-cell table:style-name="ce5" office:value-type="percentage" office:value="0.00155799418393446" calcext:value-type="percentage">
            <text:p>0,16%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percentage" office:value="0.00254278403598758" calcext:value-type="percentage">
            <text:p>0,25%</text:p>
          </table:table-cell>
          <table:table-cell office:value-type="percentage" office:value="0.00327530725508545" calcext:value-type="percentage">
            <text:p>0,33%</text:p>
          </table:table-cell>
          <table:table-cell office:value-type="percentage" office:value="0.00259318414819838" calcext:value-type="percentage">
            <text:p>0,26%</text:p>
          </table:table-cell>
          <table:table-cell office:value-type="percentage" office:value="0.0016728086520188" calcext:value-type="percentage">
            <text:p>0,17%</text:p>
          </table:table-cell>
          <table:table-cell office:value-type="percentage" office:value="0.00252505104345122" calcext:value-type="percentage">
            <text:p>0,25%</text:p>
          </table:table-cell>
          <table:table-cell office:value-type="percentage" office:value="0.0012566801686967" calcext:value-type="percentage">
            <text:p>0,13%</text:p>
          </table:table-cell>
        </table:table-row>
        <table:table-row table:style-name="ro1">
          <table:table-cell table:style-name="ce2" office:value-type="float" office:value="2039" calcext:value-type="float">
            <text:p>2039</text:p>
          </table:table-cell>
          <table:table-cell table:style-name="ce5" office:value-type="percentage" office:value="0.00228281697811431" calcext:value-type="percentage">
            <text:p>0,23%</text:p>
          </table:table-cell>
          <table:table-cell table:style-name="ce5" office:value-type="percentage" office:value="0.00299843429883961" calcext:value-type="percentage">
            <text:p>0,30%</text:p>
          </table:table-cell>
          <table:table-cell table:style-name="ce5" office:value-type="percentage" office:value="0.00205220267700074" calcext:value-type="percentage">
            <text:p>0,21%</text:p>
          </table:table-cell>
          <table:table-cell table:style-name="ce5" office:value-type="percentage" office:value="0.0014977539401777" calcext:value-type="percentage">
            <text:p>0,15%</text:p>
          </table:table-cell>
          <table:table-cell table:style-name="ce5" office:value-type="percentage" office:value="0.00231582590177108" calcext:value-type="percentage">
            <text:p>0,23%</text:p>
          </table:table-cell>
          <table:table-cell table:style-name="ce5" office:value-type="percentage" office:value="0.000988662074931594" calcext:value-type="percentage">
            <text:p>0,10%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percentage" office:value="0.00189749486922582" calcext:value-type="percentage">
            <text:p>0,19%</text:p>
          </table:table-cell>
          <table:table-cell office:value-type="percentage" office:value="0.00235104017395625" calcext:value-type="percentage">
            <text:p>0,24%</text:p>
          </table:table-cell>
          <table:table-cell office:value-type="percentage" office:value="0.00176906437696317" calcext:value-type="percentage">
            <text:p>0,18%</text:p>
          </table:table-cell>
          <table:table-cell office:value-type="percentage" office:value="0.00123974407824893" calcext:value-type="percentage">
            <text:p>0,12%</text:p>
          </table:table-cell>
          <table:table-cell office:value-type="percentage" office:value="0.00182169273685989" calcext:value-type="percentage">
            <text:p>0,18%</text:p>
          </table:table-cell>
          <table:table-cell office:value-type="percentage" office:value="0.000843693378569149" calcext:value-type="percentage">
            <text:p>0,08%</text:p>
          </table:table-cell>
        </table:table-row>
      </table:table>
      <table:table table:name="IFE_coverage" table:style-name="ta1">
        <table:shapes>
          <draw:frame draw:z-index="0" draw:style-name="gr1" draw:text-style-name="P1" svg:width="160mm" svg:height="120mm" svg:x="139.14mm" svg:y="369.66mm">
            <draw:object draw:notify-on-update-of-ranges="IFE_coverage.B7:IFE_coverage.B89 IFE_coverage.C6:IFE_coverage.C6 IFE_coverage.C7:IFE_coverage.C89 IFE_coverage.D6:IFE_coverage.D6 IFE_coverage.D7:IFE_coverage.D89 IFE_coverage.E6:IFE_coverage.E6 IFE_coverage.E7:IFE_coverage.E89 IFE_coverage.F6:IFE_coverage.F6 IFE_coverage.F7:IFE_coverage.F8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1" table:number-columns-repeated="4" table:default-cell-style-name="ce7"/>
        <table:table-row table:style-name="ro1" table:number-rows-repeated="5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entral scenario</text:p>
          </table:table-cell>
          <table:table-cell table:style-name="Default" office:value-type="string" calcext:value-type="string">
            <text:p>Low scenario</text:p>
          </table:table-cell>
          <table:table-cell table:style-name="Default" office:value-type="string" calcext:value-type="string">
            <text:p>High scenario</text:p>
          </table:table-cell>
          <table:table-cell table:style-name="Default" office:value-type="string" calcext:value-type="string">
            <text:p>Measured IFE coverage (ANSES, 2020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6-01" calcext:value-type="date">
            <text:p>6/2020</text:p>
          </table:table-cell>
          <table:table-cell office:value-type="percentage" office:value="0.361209056163207" calcext:value-type="percentage">
            <text:p>36%</text:p>
          </table:table-cell>
          <table:table-cell office:value-type="percentage" office:value="0.361313149198172" calcext:value-type="percentage">
            <text:p>36%</text:p>
          </table:table-cell>
          <table:table-cell office:value-type="percentage" office:value="0.361209056163207" calcext:value-type="percentage">
            <text:p>36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]+91" office:value-type="date" office:date-value="2020-08-31" calcext:value-type="date">
            <text:p>8/2020</text:p>
          </table:table-cell>
          <table:table-cell table:number-columns-repeated="3" office:value-type="percentage" office:value="0.352726929254199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8]+91" office:value-type="date" office:date-value="2020-11-30" calcext:value-type="date">
            <text:p>11/2020</text:p>
          </table:table-cell>
          <table:table-cell office:value-type="percentage" office:value="0.347053254910939" calcext:value-type="percentage">
            <text:p>35%</text:p>
          </table:table-cell>
          <table:table-cell office:value-type="percentage" office:value="0.346947029958612" calcext:value-type="percentage">
            <text:p>35%</text:p>
          </table:table-cell>
          <table:table-cell office:value-type="percentage" office:value="0.347053254910939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9]+80" office:value-type="date" office:date-value="2021-02-18" calcext:value-type="date">
            <text:p>2/2021</text:p>
          </table:table-cell>
          <table:table-cell office:value-type="percentage" office:value="0.335795636362024" calcext:value-type="percentage">
            <text:p>34%</text:p>
          </table:table-cell>
          <table:table-cell office:value-type="percentage" office:value="0.33428297884212" calcext:value-type="percentage">
            <text:p>33%</text:p>
          </table:table-cell>
          <table:table-cell office:value-type="percentage" office:value="0.335619379264627" calcext:value-type="percentage">
            <text:p>34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0]+91" office:value-type="date" office:date-value="2021-05-20" calcext:value-type="date">
            <text:p>5/2021</text:p>
          </table:table-cell>
          <table:table-cell office:value-type="percentage" office:value="0.334379553651075" calcext:value-type="percentage">
            <text:p>33%</text:p>
          </table:table-cell>
          <table:table-cell office:value-type="percentage" office:value="0.332821432932844" calcext:value-type="percentage">
            <text:p>33%</text:p>
          </table:table-cell>
          <table:table-cell office:value-type="percentage" office:value="0.332187789094609" calcext:value-type="percentage">
            <text:p>33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1]+91" office:value-type="date" office:date-value="2021-08-19" calcext:value-type="date">
            <text:p>8/2021</text:p>
          </table:table-cell>
          <table:table-cell office:value-type="percentage" office:value="0.332421796428884" calcext:value-type="percentage">
            <text:p>33%</text:p>
          </table:table-cell>
          <table:table-cell office:value-type="percentage" office:value="0.334203797670974" calcext:value-type="percentage">
            <text:p>33%</text:p>
          </table:table-cell>
          <table:table-cell office:value-type="percentage" office:value="0.332037169823778" calcext:value-type="percentage">
            <text:p>33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2]+91" office:value-type="date" office:date-value="2021-11-18" calcext:value-type="date">
            <text:p>11/2021</text:p>
          </table:table-cell>
          <table:table-cell office:value-type="percentage" office:value="0.33773427766088" calcext:value-type="percentage">
            <text:p>34%</text:p>
          </table:table-cell>
          <table:table-cell office:value-type="percentage" office:value="0.338246933083651" calcext:value-type="percentage">
            <text:p>34%</text:p>
          </table:table-cell>
          <table:table-cell office:value-type="percentage" office:value="0.334752504666905" calcext:value-type="percentage">
            <text:p>33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3]+91" office:value-type="date" office:date-value="2022-02-17" calcext:value-type="date">
            <text:p>2/2022</text:p>
          </table:table-cell>
          <table:table-cell office:value-type="percentage" office:value="0.339368801955368" calcext:value-type="percentage">
            <text:p>34%</text:p>
          </table:table-cell>
          <table:table-cell office:value-type="percentage" office:value="0.341515713527581" calcext:value-type="percentage">
            <text:p>34%</text:p>
          </table:table-cell>
          <table:table-cell office:value-type="percentage" office:value="0.337192334774773" calcext:value-type="percentage">
            <text:p>34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4]+91" office:value-type="date" office:date-value="2022-05-19" calcext:value-type="date">
            <text:p>5/2022</text:p>
          </table:table-cell>
          <table:table-cell office:value-type="percentage" office:value="0.329812733718693" calcext:value-type="percentage">
            <text:p>33%</text:p>
          </table:table-cell>
          <table:table-cell office:value-type="percentage" office:value="0.331117636276901" calcext:value-type="percentage">
            <text:p>33%</text:p>
          </table:table-cell>
          <table:table-cell office:value-type="percentage" office:value="0.327340225373768" calcext:value-type="percentage">
            <text:p>33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5]+91" office:value-type="date" office:date-value="2022-08-18" calcext:value-type="date">
            <text:p>8/2022</text:p>
          </table:table-cell>
          <table:table-cell office:value-type="percentage" office:value="0.3340682774824" calcext:value-type="percentage">
            <text:p>33%</text:p>
          </table:table-cell>
          <table:table-cell office:value-type="percentage" office:value="0.339320595498203" calcext:value-type="percentage">
            <text:p>34%</text:p>
          </table:table-cell>
          <table:table-cell office:value-type="percentage" office:value="0.331997335167197" calcext:value-type="percentage">
            <text:p>33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6]+91" office:value-type="date" office:date-value="2022-11-17" calcext:value-type="date">
            <text:p>11/2022</text:p>
          </table:table-cell>
          <table:table-cell office:value-type="percentage" office:value="0.344950104500898" calcext:value-type="percentage">
            <text:p>34%</text:p>
          </table:table-cell>
          <table:table-cell office:value-type="percentage" office:value="0.335078109303426" calcext:value-type="percentage">
            <text:p>34%</text:p>
          </table:table-cell>
          <table:table-cell office:value-type="percentage" office:value="0.32991069778072" calcext:value-type="percentage">
            <text:p>33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]+91" office:value-type="date" office:date-value="2023-02-16" calcext:value-type="date">
            <text:p>2/2023</text:p>
          </table:table-cell>
          <table:table-cell office:value-type="percentage" office:value="0.34667640901244" calcext:value-type="percentage">
            <text:p>35%</text:p>
          </table:table-cell>
          <table:table-cell office:value-type="percentage" office:value="0.337214824732282" calcext:value-type="percentage">
            <text:p>34%</text:p>
          </table:table-cell>
          <table:table-cell office:value-type="percentage" office:value="0.332723609734259" calcext:value-type="percentage">
            <text:p>33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]+91" office:value-type="date" office:date-value="2023-05-18" calcext:value-type="date">
            <text:p>5/2023</text:p>
          </table:table-cell>
          <table:table-cell office:value-type="percentage" office:value="0.341049446741349" calcext:value-type="percentage">
            <text:p>34%</text:p>
          </table:table-cell>
          <table:table-cell office:value-type="percentage" office:value="0.340295189925276" calcext:value-type="percentage">
            <text:p>34%</text:p>
          </table:table-cell>
          <table:table-cell office:value-type="percentage" office:value="0.33627886939061" calcext:value-type="percentage">
            <text:p>34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9]+91" office:value-type="date" office:date-value="2023-08-17" calcext:value-type="date">
            <text:p>8/2023</text:p>
          </table:table-cell>
          <table:table-cell office:value-type="percentage" office:value="0.344271902205763" calcext:value-type="percentage">
            <text:p>34%</text:p>
          </table:table-cell>
          <table:table-cell office:value-type="percentage" office:value="0.342877379741899" calcext:value-type="percentage">
            <text:p>34%</text:p>
          </table:table-cell>
          <table:table-cell office:value-type="percentage" office:value="0.345046647515542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20]+91" office:value-type="date" office:date-value="2023-11-16" calcext:value-type="date">
            <text:p>11/2023</text:p>
          </table:table-cell>
          <table:table-cell office:value-type="percentage" office:value="0.344925097487051" calcext:value-type="percentage">
            <text:p>34%</text:p>
          </table:table-cell>
          <table:table-cell office:value-type="percentage" office:value="0.34391405573071" calcext:value-type="percentage">
            <text:p>34%</text:p>
          </table:table-cell>
          <table:table-cell office:value-type="percentage" office:value="0.344175248159098" calcext:value-type="percentage">
            <text:p>34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21]+91" office:value-type="date" office:date-value="2024-02-15" calcext:value-type="date">
            <text:p>2/2024</text:p>
          </table:table-cell>
          <table:table-cell office:value-type="percentage" office:value="0.350465185657347" calcext:value-type="percentage">
            <text:p>35%</text:p>
          </table:table-cell>
          <table:table-cell office:value-type="percentage" office:value="0.345084660037292" calcext:value-type="percentage">
            <text:p>35%</text:p>
          </table:table-cell>
          <table:table-cell office:value-type="percentage" office:value="0.353609709728962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22]+91" office:value-type="date" office:date-value="2024-05-16" calcext:value-type="date">
            <text:p>5/2024</text:p>
          </table:table-cell>
          <table:table-cell office:value-type="percentage" office:value="0.35450755803059" calcext:value-type="percentage">
            <text:p>35%</text:p>
          </table:table-cell>
          <table:table-cell office:value-type="percentage" office:value="0.353458683153037" calcext:value-type="percentage">
            <text:p>35%</text:p>
          </table:table-cell>
          <table:table-cell office:value-type="percentage" office:value="0.343969948933261" calcext:value-type="percentage">
            <text:p>34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3]+91" office:value-type="date" office:date-value="2024-08-15" calcext:value-type="date">
            <text:p>8/2024</text:p>
          </table:table-cell>
          <table:table-cell office:value-type="percentage" office:value="0.359216086357452" calcext:value-type="percentage">
            <text:p>36%</text:p>
          </table:table-cell>
          <table:table-cell office:value-type="percentage" office:value="0.354423878079904" calcext:value-type="percentage">
            <text:p>35%</text:p>
          </table:table-cell>
          <table:table-cell office:value-type="percentage" office:value="0.346441985497098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4]+91" office:value-type="date" office:date-value="2024-11-14" calcext:value-type="date">
            <text:p>11/2024</text:p>
          </table:table-cell>
          <table:table-cell office:value-type="percentage" office:value="0.357112397465197" calcext:value-type="percentage">
            <text:p>36%</text:p>
          </table:table-cell>
          <table:table-cell office:value-type="percentage" office:value="0.357806499791055" calcext:value-type="percentage">
            <text:p>36%</text:p>
          </table:table-cell>
          <table:table-cell office:value-type="percentage" office:value="0.347247279573291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5]+91" office:value-type="date" office:date-value="2025-02-13" calcext:value-type="date">
            <text:p>2/2025</text:p>
          </table:table-cell>
          <table:table-cell office:value-type="percentage" office:value="0.356281407536412" calcext:value-type="percentage">
            <text:p>36%</text:p>
          </table:table-cell>
          <table:table-cell office:value-type="percentage" office:value="0.361099825760905" calcext:value-type="percentage">
            <text:p>36%</text:p>
          </table:table-cell>
          <table:table-cell office:value-type="percentage" office:value="0.354290634592583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6]+91" office:value-type="date" office:date-value="2025-05-15" calcext:value-type="date">
            <text:p>5/2025</text:p>
          </table:table-cell>
          <table:table-cell office:value-type="percentage" office:value="0.359821887309471" calcext:value-type="percentage">
            <text:p>36%</text:p>
          </table:table-cell>
          <table:table-cell office:value-type="percentage" office:value="0.366017876646223" calcext:value-type="percentage">
            <text:p>37%</text:p>
          </table:table-cell>
          <table:table-cell office:value-type="percentage" office:value="0.351616135528085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7]+91" office:value-type="date" office:date-value="2025-08-14" calcext:value-type="date">
            <text:p>8/2025</text:p>
          </table:table-cell>
          <table:table-cell office:value-type="percentage" office:value="0.358608346339314" calcext:value-type="percentage">
            <text:p>36%</text:p>
          </table:table-cell>
          <table:table-cell office:value-type="percentage" office:value="0.368753991508107" calcext:value-type="percentage">
            <text:p>37%</text:p>
          </table:table-cell>
          <table:table-cell office:value-type="percentage" office:value="0.353080484646361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8]+91" office:value-type="date" office:date-value="2025-11-13" calcext:value-type="date">
            <text:p>11/2025</text:p>
          </table:table-cell>
          <table:table-cell office:value-type="percentage" office:value="0.356357582099138" calcext:value-type="percentage">
            <text:p>36%</text:p>
          </table:table-cell>
          <table:table-cell office:value-type="percentage" office:value="0.37372266670938" calcext:value-type="percentage">
            <text:p>37%</text:p>
          </table:table-cell>
          <table:table-cell office:value-type="percentage" office:value="0.359080306958739" calcext:value-type="percentage">
            <text:p>36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9]+91" office:value-type="date" office:date-value="2026-02-12" calcext:value-type="date">
            <text:p>2/2026</text:p>
          </table:table-cell>
          <table:table-cell office:value-type="percentage" office:value="0.357467780044099" calcext:value-type="percentage">
            <text:p>36%</text:p>
          </table:table-cell>
          <table:table-cell office:value-type="percentage" office:value="0.369004594579351" calcext:value-type="percentage">
            <text:p>37%</text:p>
          </table:table-cell>
          <table:table-cell office:value-type="percentage" office:value="0.358068010886488" calcext:value-type="percentage">
            <text:p>36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30]+91" office:value-type="date" office:date-value="2026-05-14" calcext:value-type="date">
            <text:p>5/2026</text:p>
          </table:table-cell>
          <table:table-cell office:value-type="percentage" office:value="0.349173454641362" calcext:value-type="percentage">
            <text:p>35%</text:p>
          </table:table-cell>
          <table:table-cell office:value-type="percentage" office:value="0.370604105610663" calcext:value-type="percentage">
            <text:p>37%</text:p>
          </table:table-cell>
          <table:table-cell office:value-type="percentage" office:value="0.357730608655471" calcext:value-type="percentage">
            <text:p>36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31]+91" office:value-type="date" office:date-value="2026-08-13" calcext:value-type="date">
            <text:p>8/2026</text:p>
          </table:table-cell>
          <table:table-cell office:value-type="percentage" office:value="0.34908057168458" calcext:value-type="percentage">
            <text:p>35%</text:p>
          </table:table-cell>
          <table:table-cell office:value-type="percentage" office:value="0.364839218064541" calcext:value-type="percentage">
            <text:p>36%</text:p>
          </table:table-cell>
          <table:table-cell office:value-type="percentage" office:value="0.355488526006959" calcext:value-type="percentage">
            <text:p>36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32]+91" office:value-type="date" office:date-value="2026-11-12" calcext:value-type="date">
            <text:p>11/2026</text:p>
          </table:table-cell>
          <table:table-cell office:value-type="percentage" office:value="0.362870204528964" calcext:value-type="percentage">
            <text:p>36%</text:p>
          </table:table-cell>
          <table:table-cell office:value-type="percentage" office:value="0.365086624140228" calcext:value-type="percentage">
            <text:p>37%</text:p>
          </table:table-cell>
          <table:table-cell office:value-type="percentage" office:value="0.34713186915558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33]+91" office:value-type="date" office:date-value="2027-02-11" calcext:value-type="date">
            <text:p>2/2027</text:p>
          </table:table-cell>
          <table:table-cell office:value-type="percentage" office:value="0.350270018826682" calcext:value-type="percentage">
            <text:p>35%</text:p>
          </table:table-cell>
          <table:table-cell office:value-type="percentage" office:value="0.364995005581997" calcext:value-type="percentage">
            <text:p>36%</text:p>
          </table:table-cell>
          <table:table-cell office:value-type="percentage" office:value="0.348820766121661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34]+91" office:value-type="date" office:date-value="2027-05-13" calcext:value-type="date">
            <text:p>5/2027</text:p>
          </table:table-cell>
          <table:table-cell office:value-type="percentage" office:value="0.361490950944218" calcext:value-type="percentage">
            <text:p>36%</text:p>
          </table:table-cell>
          <table:table-cell office:value-type="percentage" office:value="0.368492813916049" calcext:value-type="percentage">
            <text:p>37%</text:p>
          </table:table-cell>
          <table:table-cell office:value-type="percentage" office:value="0.35353730996741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35]+91" office:value-type="date" office:date-value="2027-08-12" calcext:value-type="date">
            <text:p>8/2027</text:p>
          </table:table-cell>
          <table:table-cell office:value-type="percentage" office:value="0.362104731833837" calcext:value-type="percentage">
            <text:p>36%</text:p>
          </table:table-cell>
          <table:table-cell office:value-type="percentage" office:value="0.366159593048272" calcext:value-type="percentage">
            <text:p>37%</text:p>
          </table:table-cell>
          <table:table-cell office:value-type="percentage" office:value="0.345612788872237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36]+91" office:value-type="date" office:date-value="2027-11-11" calcext:value-type="date">
            <text:p>11/2027</text:p>
          </table:table-cell>
          <table:table-cell office:value-type="percentage" office:value="0.348910354056806" calcext:value-type="percentage">
            <text:p>35%</text:p>
          </table:table-cell>
          <table:table-cell office:value-type="percentage" office:value="0.366957837062461" calcext:value-type="percentage">
            <text:p>37%</text:p>
          </table:table-cell>
          <table:table-cell office:value-type="percentage" office:value="0.342607447068627" calcext:value-type="percentage">
            <text:p>34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37]+91" office:value-type="date" office:date-value="2028-02-10" calcext:value-type="date">
            <text:p>2/2028</text:p>
          </table:table-cell>
          <table:table-cell office:value-type="percentage" office:value="0.350671216298828" calcext:value-type="percentage">
            <text:p>35%</text:p>
          </table:table-cell>
          <table:table-cell office:value-type="percentage" office:value="0.368756688923017" calcext:value-type="percentage">
            <text:p>37%</text:p>
          </table:table-cell>
          <table:table-cell office:value-type="percentage" office:value="0.352283141297371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38]+91" office:value-type="date" office:date-value="2028-05-11" calcext:value-type="date">
            <text:p>5/2028</text:p>
          </table:table-cell>
          <table:table-cell office:value-type="percentage" office:value="0.356990526511373" calcext:value-type="percentage">
            <text:p>36%</text:p>
          </table:table-cell>
          <table:table-cell office:value-type="percentage" office:value="0.372338458235859" calcext:value-type="percentage">
            <text:p>37%</text:p>
          </table:table-cell>
          <table:table-cell office:value-type="percentage" office:value="0.351608430698799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39]+91" office:value-type="date" office:date-value="2028-08-10" calcext:value-type="date">
            <text:p>8/2028</text:p>
          </table:table-cell>
          <table:table-cell office:value-type="percentage" office:value="0.351003527473093" calcext:value-type="percentage">
            <text:p>35%</text:p>
          </table:table-cell>
          <table:table-cell office:value-type="percentage" office:value="0.375016667930379" calcext:value-type="percentage">
            <text:p>38%</text:p>
          </table:table-cell>
          <table:table-cell office:value-type="percentage" office:value="0.351319839781887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40]+91" office:value-type="date" office:date-value="2028-11-09" calcext:value-type="date">
            <text:p>11/2028</text:p>
          </table:table-cell>
          <table:table-cell office:value-type="percentage" office:value="0.348916466525924" calcext:value-type="percentage">
            <text:p>35%</text:p>
          </table:table-cell>
          <table:table-cell office:value-type="percentage" office:value="0.38522248728284" calcext:value-type="percentage">
            <text:p>39%</text:p>
          </table:table-cell>
          <table:table-cell office:value-type="percentage" office:value="0.3452822954854" calcext:value-type="percentage">
            <text:p>3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41]+91" office:value-type="date" office:date-value="2029-02-08" calcext:value-type="date">
            <text:p>2/2029</text:p>
          </table:table-cell>
          <table:table-cell office:value-type="percentage" office:value="0.343106962952979" calcext:value-type="percentage">
            <text:p>34%</text:p>
          </table:table-cell>
          <table:table-cell office:value-type="percentage" office:value="0.386493610331883" calcext:value-type="percentage">
            <text:p>39%</text:p>
          </table:table-cell>
          <table:table-cell office:value-type="percentage" office:value="0.344922366508264" calcext:value-type="percentage">
            <text:p>34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42]+91" office:value-type="date" office:date-value="2029-05-10" calcext:value-type="date">
            <text:p>5/2029</text:p>
          </table:table-cell>
          <table:table-cell office:value-type="percentage" office:value="0.354601448675725" calcext:value-type="percentage">
            <text:p>35%</text:p>
          </table:table-cell>
          <table:table-cell office:value-type="percentage" office:value="0.379165891536962" calcext:value-type="percentage">
            <text:p>38%</text:p>
          </table:table-cell>
          <table:table-cell office:value-type="percentage" office:value="0.334296788299405" calcext:value-type="percentage">
            <text:p>33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43]+91" office:value-type="date" office:date-value="2029-08-09" calcext:value-type="date">
            <text:p>8/2029</text:p>
          </table:table-cell>
          <table:table-cell office:value-type="percentage" office:value="0.348457707110761" calcext:value-type="percentage">
            <text:p>35%</text:p>
          </table:table-cell>
          <table:table-cell office:value-type="percentage" office:value="0.38328463390087" calcext:value-type="percentage">
            <text:p>38%</text:p>
          </table:table-cell>
          <table:table-cell office:value-type="percentage" office:value="0.332792601385488" calcext:value-type="percentage">
            <text:p>33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44]+91" office:value-type="date" office:date-value="2029-11-08" calcext:value-type="date">
            <text:p>11/2029</text:p>
          </table:table-cell>
          <table:table-cell office:value-type="percentage" office:value="0.346542562477865" calcext:value-type="percentage">
            <text:p>35%</text:p>
          </table:table-cell>
          <table:table-cell office:value-type="percentage" office:value="0.378412539005057" calcext:value-type="percentage">
            <text:p>38%</text:p>
          </table:table-cell>
          <table:table-cell office:value-type="percentage" office:value="0.329742225757538" calcext:value-type="percentage">
            <text:p>33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45]+91" office:value-type="date" office:date-value="2030-02-07" calcext:value-type="date">
            <text:p>2/2030</text:p>
          </table:table-cell>
          <table:table-cell office:value-type="percentage" office:value="0.336342801583443" calcext:value-type="percentage">
            <text:p>34%</text:p>
          </table:table-cell>
          <table:table-cell office:value-type="percentage" office:value="0.372924632915963" calcext:value-type="percentage">
            <text:p>37%</text:p>
          </table:table-cell>
          <table:table-cell office:value-type="percentage" office:value="0.314503160394937" calcext:value-type="percentage">
            <text:p>31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46]+91" office:value-type="date" office:date-value="2030-05-09" calcext:value-type="date">
            <text:p>5/2030</text:p>
          </table:table-cell>
          <table:table-cell office:value-type="percentage" office:value="0.332998576671529" calcext:value-type="percentage">
            <text:p>33%</text:p>
          </table:table-cell>
          <table:table-cell office:value-type="percentage" office:value="0.369751252637864" calcext:value-type="percentage">
            <text:p>37%</text:p>
          </table:table-cell>
          <table:table-cell office:value-type="percentage" office:value="0.309116385841959" calcext:value-type="percentage">
            <text:p>31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47]+91" office:value-type="date" office:date-value="2030-08-08" calcext:value-type="date">
            <text:p>8/2030</text:p>
          </table:table-cell>
          <table:table-cell office:value-type="percentage" office:value="0.346442718015093" calcext:value-type="percentage">
            <text:p>35%</text:p>
          </table:table-cell>
          <table:table-cell office:value-type="percentage" office:value="0.370866381502244" calcext:value-type="percentage">
            <text:p>37%</text:p>
          </table:table-cell>
          <table:table-cell office:value-type="percentage" office:value="0.314667281900771" calcext:value-type="percentage">
            <text:p>31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48]+91" office:value-type="date" office:date-value="2030-11-07" calcext:value-type="date">
            <text:p>11/2030</text:p>
          </table:table-cell>
          <table:table-cell office:value-type="percentage" office:value="0.345611584956525" calcext:value-type="percentage">
            <text:p>35%</text:p>
          </table:table-cell>
          <table:table-cell office:value-type="percentage" office:value="0.380573016772053" calcext:value-type="percentage">
            <text:p>38%</text:p>
          </table:table-cell>
          <table:table-cell office:value-type="percentage" office:value="0.325157849799711" calcext:value-type="percentage">
            <text:p>33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49]+91" office:value-type="date" office:date-value="2031-02-06" calcext:value-type="date">
            <text:p>2/2031</text:p>
          </table:table-cell>
          <table:table-cell office:value-type="percentage" office:value="0.344320346138693" calcext:value-type="percentage">
            <text:p>34%</text:p>
          </table:table-cell>
          <table:table-cell office:value-type="percentage" office:value="0.374936009493006" calcext:value-type="percentage">
            <text:p>37%</text:p>
          </table:table-cell>
          <table:table-cell office:value-type="percentage" office:value="0.330631212123139" calcext:value-type="percentage">
            <text:p>33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50]+91" office:value-type="date" office:date-value="2031-05-08" calcext:value-type="date">
            <text:p>5/2031</text:p>
          </table:table-cell>
          <table:table-cell office:value-type="percentage" office:value="0.338134342900092" calcext:value-type="percentage">
            <text:p>34%</text:p>
          </table:table-cell>
          <table:table-cell office:value-type="percentage" office:value="0.37585958446257" calcext:value-type="percentage">
            <text:p>38%</text:p>
          </table:table-cell>
          <table:table-cell office:value-type="percentage" office:value="0.319600399989927" calcext:value-type="percentage">
            <text:p>32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51]+91" office:value-type="date" office:date-value="2031-08-07" calcext:value-type="date">
            <text:p>8/2031</text:p>
          </table:table-cell>
          <table:table-cell office:value-type="percentage" office:value="0.32879844806631" calcext:value-type="percentage">
            <text:p>33%</text:p>
          </table:table-cell>
          <table:table-cell office:value-type="percentage" office:value="0.369498955556563" calcext:value-type="percentage">
            <text:p>37%</text:p>
          </table:table-cell>
          <table:table-cell office:value-type="percentage" office:value="0.315887370812932" calcext:value-type="percentage">
            <text:p>32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52]+91" office:value-type="date" office:date-value="2031-11-06" calcext:value-type="date">
            <text:p>11/2031</text:p>
          </table:table-cell>
          <table:table-cell office:value-type="percentage" office:value="0.324433202407438" calcext:value-type="percentage">
            <text:p>32%</text:p>
          </table:table-cell>
          <table:table-cell office:value-type="percentage" office:value="0.377755904520716" calcext:value-type="percentage">
            <text:p>38%</text:p>
          </table:table-cell>
          <table:table-cell office:value-type="percentage" office:value="0.312367727041713" calcext:value-type="percentage">
            <text:p>31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53]+91" office:value-type="date" office:date-value="2032-02-05" calcext:value-type="date">
            <text:p>2/2032</text:p>
          </table:table-cell>
          <table:table-cell office:value-type="percentage" office:value="0.325486289118437" calcext:value-type="percentage">
            <text:p>33%</text:p>
          </table:table-cell>
          <table:table-cell office:value-type="percentage" office:value="0.362623666568611" calcext:value-type="percentage">
            <text:p>36%</text:p>
          </table:table-cell>
          <table:table-cell office:value-type="percentage" office:value="0.315971403339949" calcext:value-type="percentage">
            <text:p>32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54]+91" office:value-type="date" office:date-value="2032-05-06" calcext:value-type="date">
            <text:p>5/2032</text:p>
          </table:table-cell>
          <table:table-cell office:value-type="percentage" office:value="0.329570778276647" calcext:value-type="percentage">
            <text:p>33%</text:p>
          </table:table-cell>
          <table:table-cell office:value-type="percentage" office:value="0.355807539343234" calcext:value-type="percentage">
            <text:p>36%</text:p>
          </table:table-cell>
          <table:table-cell office:value-type="percentage" office:value="0.303631480472394" calcext:value-type="percentage">
            <text:p>30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55]+91" office:value-type="date" office:date-value="2032-08-05" calcext:value-type="date">
            <text:p>8/2032</text:p>
          </table:table-cell>
          <table:table-cell office:value-type="percentage" office:value="0.319413684219785" calcext:value-type="percentage">
            <text:p>32%</text:p>
          </table:table-cell>
          <table:table-cell office:value-type="percentage" office:value="0.359217609314277" calcext:value-type="percentage">
            <text:p>36%</text:p>
          </table:table-cell>
          <table:table-cell office:value-type="percentage" office:value="0.313638539555567" calcext:value-type="percentage">
            <text:p>31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56]+91" office:value-type="date" office:date-value="2032-11-04" calcext:value-type="date">
            <text:p>11/2032</text:p>
          </table:table-cell>
          <table:table-cell office:value-type="percentage" office:value="0.319867052971476" calcext:value-type="percentage">
            <text:p>32%</text:p>
          </table:table-cell>
          <table:table-cell office:value-type="percentage" office:value="0.356230200872178" calcext:value-type="percentage">
            <text:p>36%</text:p>
          </table:table-cell>
          <table:table-cell office:value-type="percentage" office:value="0.293290943090823" calcext:value-type="percentage">
            <text:p>29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57]+91" office:value-type="date" office:date-value="2033-02-03" calcext:value-type="date">
            <text:p>2/2033</text:p>
          </table:table-cell>
          <table:table-cell office:value-type="percentage" office:value="0.328044169309565" calcext:value-type="percentage">
            <text:p>33%</text:p>
          </table:table-cell>
          <table:table-cell office:value-type="percentage" office:value="0.355736077014316" calcext:value-type="percentage">
            <text:p>36%</text:p>
          </table:table-cell>
          <table:table-cell office:value-type="percentage" office:value="0.300470754913223" calcext:value-type="percentage">
            <text:p>30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58]+91" office:value-type="date" office:date-value="2033-05-05" calcext:value-type="date">
            <text:p>5/2033</text:p>
          </table:table-cell>
          <table:table-cell office:value-type="percentage" office:value="0.332384048246019" calcext:value-type="percentage">
            <text:p>33%</text:p>
          </table:table-cell>
          <table:table-cell office:value-type="percentage" office:value="0.352417153023101" calcext:value-type="percentage">
            <text:p>35%</text:p>
          </table:table-cell>
          <table:table-cell office:value-type="percentage" office:value="0.301231822086421" calcext:value-type="percentage">
            <text:p>30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59]+91" office:value-type="date" office:date-value="2033-08-04" calcext:value-type="date">
            <text:p>8/2033</text:p>
          </table:table-cell>
          <table:table-cell office:value-type="percentage" office:value="0.319494955307477" calcext:value-type="percentage">
            <text:p>32%</text:p>
          </table:table-cell>
          <table:table-cell office:value-type="percentage" office:value="0.33811651850639" calcext:value-type="percentage">
            <text:p>34%</text:p>
          </table:table-cell>
          <table:table-cell office:value-type="percentage" office:value="0.30539376564118" calcext:value-type="percentage">
            <text:p>31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60]+91" office:value-type="date" office:date-value="2033-11-03" calcext:value-type="date">
            <text:p>11/2033</text:p>
          </table:table-cell>
          <table:table-cell office:value-type="percentage" office:value="0.332620486989007" calcext:value-type="percentage">
            <text:p>33%</text:p>
          </table:table-cell>
          <table:table-cell office:value-type="percentage" office:value="0.357568948689142" calcext:value-type="percentage">
            <text:p>36%</text:p>
          </table:table-cell>
          <table:table-cell office:value-type="percentage" office:value="0.288080518621685" calcext:value-type="percentage">
            <text:p>29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61]+91" office:value-type="date" office:date-value="2034-02-02" calcext:value-type="date">
            <text:p>2/2034</text:p>
          </table:table-cell>
          <table:table-cell office:value-type="percentage" office:value="0.315377467547585" calcext:value-type="percentage">
            <text:p>32%</text:p>
          </table:table-cell>
          <table:table-cell office:value-type="percentage" office:value="0.338618045435364" calcext:value-type="percentage">
            <text:p>34%</text:p>
          </table:table-cell>
          <table:table-cell office:value-type="percentage" office:value="0.290385539397872" calcext:value-type="percentage">
            <text:p>29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62]+91" office:value-type="date" office:date-value="2034-05-04" calcext:value-type="date">
            <text:p>5/2034</text:p>
          </table:table-cell>
          <table:table-cell office:value-type="percentage" office:value="0.31241008958347" calcext:value-type="percentage">
            <text:p>31%</text:p>
          </table:table-cell>
          <table:table-cell office:value-type="percentage" office:value="0.340316408456803" calcext:value-type="percentage">
            <text:p>34%</text:p>
          </table:table-cell>
          <table:table-cell office:value-type="percentage" office:value="0.261893634721052" calcext:value-type="percentage">
            <text:p>26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63]+91" office:value-type="date" office:date-value="2034-08-03" calcext:value-type="date">
            <text:p>8/2034</text:p>
          </table:table-cell>
          <table:table-cell office:value-type="percentage" office:value="0.312251776947314" calcext:value-type="percentage">
            <text:p>31%</text:p>
          </table:table-cell>
          <table:table-cell office:value-type="percentage" office:value="0.335832378701545" calcext:value-type="percentage">
            <text:p>34%</text:p>
          </table:table-cell>
          <table:table-cell office:value-type="percentage" office:value="0.2819691031423" calcext:value-type="percentage">
            <text:p>28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64]+91" office:value-type="date" office:date-value="2034-11-02" calcext:value-type="date">
            <text:p>11/2034</text:p>
          </table:table-cell>
          <table:table-cell office:value-type="percentage" office:value="0.30971553046968" calcext:value-type="percentage">
            <text:p>31%</text:p>
          </table:table-cell>
          <table:table-cell office:value-type="percentage" office:value="0.306600481557735" calcext:value-type="percentage">
            <text:p>31%</text:p>
          </table:table-cell>
          <table:table-cell office:value-type="percentage" office:value="0.28566897178517" calcext:value-type="percentage">
            <text:p>29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65]+91" office:value-type="date" office:date-value="2035-02-01" calcext:value-type="date">
            <text:p>2/2035</text:p>
          </table:table-cell>
          <table:table-cell office:value-type="percentage" office:value="0.297235250068971" calcext:value-type="percentage">
            <text:p>30%</text:p>
          </table:table-cell>
          <table:table-cell office:value-type="percentage" office:value="0.29655501318521" calcext:value-type="percentage">
            <text:p>30%</text:p>
          </table:table-cell>
          <table:table-cell office:value-type="percentage" office:value="0.272929644579373" calcext:value-type="percentage">
            <text:p>27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66]+91" office:value-type="date" office:date-value="2035-05-03" calcext:value-type="date">
            <text:p>5/2035</text:p>
          </table:table-cell>
          <table:table-cell office:value-type="percentage" office:value="0.286024690037406" calcext:value-type="percentage">
            <text:p>29%</text:p>
          </table:table-cell>
          <table:table-cell office:value-type="percentage" office:value="0.29531138735034" calcext:value-type="percentage">
            <text:p>30%</text:p>
          </table:table-cell>
          <table:table-cell office:value-type="percentage" office:value="0.264512398908529" calcext:value-type="percentage">
            <text:p>26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67]+91" office:value-type="date" office:date-value="2035-08-02" calcext:value-type="date">
            <text:p>8/2035</text:p>
          </table:table-cell>
          <table:table-cell office:value-type="percentage" office:value="0.274935445752549" calcext:value-type="percentage">
            <text:p>27%</text:p>
          </table:table-cell>
          <table:table-cell office:value-type="percentage" office:value="0.299972470847333" calcext:value-type="percentage">
            <text:p>30%</text:p>
          </table:table-cell>
          <table:table-cell office:value-type="percentage" office:value="0.265842137052426" calcext:value-type="percentage">
            <text:p>27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68]+91" office:value-type="date" office:date-value="2035-11-01" calcext:value-type="date">
            <text:p>11/2035</text:p>
          </table:table-cell>
          <table:table-cell office:value-type="percentage" office:value="0.28892831147798" calcext:value-type="percentage">
            <text:p>29%</text:p>
          </table:table-cell>
          <table:table-cell office:value-type="percentage" office:value="0.302920952708042" calcext:value-type="percentage">
            <text:p>30%</text:p>
          </table:table-cell>
          <table:table-cell office:value-type="percentage" office:value="0.266201597286448" calcext:value-type="percentage">
            <text:p>27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69]+95" office:value-type="date" office:date-value="2036-02-04" calcext:value-type="date">
            <text:p>2/2036</text:p>
          </table:table-cell>
          <table:table-cell office:value-type="percentage" office:value="0.290273372821055" calcext:value-type="percentage">
            <text:p>29%</text:p>
          </table:table-cell>
          <table:table-cell office:value-type="percentage" office:value="0.314951984973918" calcext:value-type="percentage">
            <text:p>31%</text:p>
          </table:table-cell>
          <table:table-cell office:value-type="percentage" office:value="0.257362006433505" calcext:value-type="percentage">
            <text:p>26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70]+91" office:value-type="date" office:date-value="2036-05-05" calcext:value-type="date">
            <text:p>5/2036</text:p>
          </table:table-cell>
          <table:table-cell office:value-type="percentage" office:value="0.278963300626389" calcext:value-type="percentage">
            <text:p>28%</text:p>
          </table:table-cell>
          <table:table-cell office:value-type="percentage" office:value="0.297079295115082" calcext:value-type="percentage">
            <text:p>30%</text:p>
          </table:table-cell>
          <table:table-cell office:value-type="percentage" office:value="0.272903639612626" calcext:value-type="percentage">
            <text:p>27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71]+91" office:value-type="date" office:date-value="2036-08-04" calcext:value-type="date">
            <text:p>8/2036</text:p>
          </table:table-cell>
          <table:table-cell office:value-type="percentage" office:value="0.281946088099934" calcext:value-type="percentage">
            <text:p>28%</text:p>
          </table:table-cell>
          <table:table-cell office:value-type="percentage" office:value="0.301589703985708" calcext:value-type="percentage">
            <text:p>30%</text:p>
          </table:table-cell>
          <table:table-cell office:value-type="percentage" office:value="0.251572165157948" calcext:value-type="percentage">
            <text:p>25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72]+91" office:value-type="date" office:date-value="2036-11-03" calcext:value-type="date">
            <text:p>11/2036</text:p>
          </table:table-cell>
          <table:table-cell office:value-type="percentage" office:value="0.273453176446236" calcext:value-type="percentage">
            <text:p>27%</text:p>
          </table:table-cell>
          <table:table-cell office:value-type="percentage" office:value="0.303169617551932" calcext:value-type="percentage">
            <text:p>30%</text:p>
          </table:table-cell>
          <table:table-cell office:value-type="percentage" office:value="0.239133576392186" calcext:value-type="percentage">
            <text:p>24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73]+91" office:value-type="date" office:date-value="2037-02-02" calcext:value-type="date">
            <text:p>2/2037</text:p>
          </table:table-cell>
          <table:table-cell office:value-type="percentage" office:value="0.257084444775072" calcext:value-type="percentage">
            <text:p>26%</text:p>
          </table:table-cell>
          <table:table-cell office:value-type="percentage" office:value="0.286966441027603" calcext:value-type="percentage">
            <text:p>29%</text:p>
          </table:table-cell>
          <table:table-cell office:value-type="percentage" office:value="0.234260351593757" calcext:value-type="percentage">
            <text:p>23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74]+91" office:value-type="date" office:date-value="2037-05-04" calcext:value-type="date">
            <text:p>5/2037</text:p>
          </table:table-cell>
          <table:table-cell office:value-type="percentage" office:value="0.256718887577384" calcext:value-type="percentage">
            <text:p>26%</text:p>
          </table:table-cell>
          <table:table-cell office:value-type="percentage" office:value="0.285287095660993" calcext:value-type="percentage">
            <text:p>29%</text:p>
          </table:table-cell>
          <table:table-cell office:value-type="percentage" office:value="0.225436631941916" calcext:value-type="percentage">
            <text:p>23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75]+91" office:value-type="date" office:date-value="2037-08-03" calcext:value-type="date">
            <text:p>8/2037</text:p>
          </table:table-cell>
          <table:table-cell office:value-type="percentage" office:value="0.2715020600734" calcext:value-type="percentage">
            <text:p>27%</text:p>
          </table:table-cell>
          <table:table-cell office:value-type="percentage" office:value="0.290769049419382" calcext:value-type="percentage">
            <text:p>29%</text:p>
          </table:table-cell>
          <table:table-cell office:value-type="percentage" office:value="0.210312263045426" calcext:value-type="percentage">
            <text:p>21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76]+91" office:value-type="date" office:date-value="2037-11-02" calcext:value-type="date">
            <text:p>11/2037</text:p>
          </table:table-cell>
          <table:table-cell office:value-type="percentage" office:value="0.232574093410918" calcext:value-type="percentage">
            <text:p>23%</text:p>
          </table:table-cell>
          <table:table-cell office:value-type="percentage" office:value="0.28929453855719" calcext:value-type="percentage">
            <text:p>29%</text:p>
          </table:table-cell>
          <table:table-cell office:value-type="percentage" office:value="0.211881045473147" calcext:value-type="percentage">
            <text:p>21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77]+91" office:value-type="date" office:date-value="2038-02-01" calcext:value-type="date">
            <text:p>2/2038</text:p>
          </table:table-cell>
          <table:table-cell office:value-type="percentage" office:value="0.215719499865093" calcext:value-type="percentage">
            <text:p>22%</text:p>
          </table:table-cell>
          <table:table-cell office:value-type="percentage" office:value="0.276366191707908" calcext:value-type="percentage">
            <text:p>28%</text:p>
          </table:table-cell>
          <table:table-cell office:value-type="percentage" office:value="0.208103756397474" calcext:value-type="percentage">
            <text:p>21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78]+91" office:value-type="date" office:date-value="2038-05-03" calcext:value-type="date">
            <text:p>5/2038</text:p>
          </table:table-cell>
          <table:table-cell office:value-type="percentage" office:value="0.235244199803885" calcext:value-type="percentage">
            <text:p>24%</text:p>
          </table:table-cell>
          <table:table-cell office:value-type="percentage" office:value="0.289296184078715" calcext:value-type="percentage">
            <text:p>29%</text:p>
          </table:table-cell>
          <table:table-cell office:value-type="percentage" office:value="0.198469368594134" calcext:value-type="percentage">
            <text:p>20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79]+91" office:value-type="date" office:date-value="2038-08-02" calcext:value-type="date">
            <text:p>8/2038</text:p>
          </table:table-cell>
          <table:table-cell office:value-type="percentage" office:value="0.228510950579783" calcext:value-type="percentage">
            <text:p>23%</text:p>
          </table:table-cell>
          <table:table-cell office:value-type="percentage" office:value="0.296467071278331" calcext:value-type="percentage">
            <text:p>30%</text:p>
          </table:table-cell>
          <table:table-cell office:value-type="percentage" office:value="0.203214753433972" calcext:value-type="percentage">
            <text:p>20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80]+91" office:value-type="date" office:date-value="2038-11-01" calcext:value-type="date">
            <text:p>11/2038</text:p>
          </table:table-cell>
          <table:table-cell office:value-type="percentage" office:value="0.217974726820017" calcext:value-type="percentage">
            <text:p>22%</text:p>
          </table:table-cell>
          <table:table-cell office:value-type="percentage" office:value="0.300821768424879" calcext:value-type="percentage">
            <text:p>30%</text:p>
          </table:table-cell>
          <table:table-cell office:value-type="percentage" office:value="0.211784708387717" calcext:value-type="percentage">
            <text:p>21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81]+95" office:value-type="date" office:date-value="2039-02-04" calcext:value-type="date">
            <text:p>2/2039</text:p>
          </table:table-cell>
          <table:table-cell office:value-type="percentage" office:value="0.233725097247444" calcext:value-type="percentage">
            <text:p>23%</text:p>
          </table:table-cell>
          <table:table-cell office:value-type="percentage" office:value="0.312072573853735" calcext:value-type="percentage">
            <text:p>31%</text:p>
          </table:table-cell>
          <table:table-cell office:value-type="percentage" office:value="0.185937073947348" calcext:value-type="percentage">
            <text:p>19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82]+91" office:value-type="date" office:date-value="2039-05-06" calcext:value-type="date">
            <text:p>5/2039</text:p>
          </table:table-cell>
          <table:table-cell office:value-type="percentage" office:value="0.238305086503217" calcext:value-type="percentage">
            <text:p>24%</text:p>
          </table:table-cell>
          <table:table-cell office:value-type="percentage" office:value="0.304504225932797" calcext:value-type="percentage">
            <text:p>30%</text:p>
          </table:table-cell>
          <table:table-cell office:value-type="percentage" office:value="0.183660247169536" calcext:value-type="percentage">
            <text:p>18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83]+91" office:value-type="date" office:date-value="2039-08-05" calcext:value-type="date">
            <text:p>8/2039</text:p>
          </table:table-cell>
          <table:table-cell office:value-type="percentage" office:value="0.221543529977342" calcext:value-type="percentage">
            <text:p>22%</text:p>
          </table:table-cell>
          <table:table-cell office:value-type="percentage" office:value="0.299472743078869" calcext:value-type="percentage">
            <text:p>30%</text:p>
          </table:table-cell>
          <table:table-cell office:value-type="percentage" office:value="0.187373451340537" calcext:value-type="percentage">
            <text:p>19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84]+91" office:value-type="date" office:date-value="2039-11-04" calcext:value-type="date">
            <text:p>11/2039</text:p>
          </table:table-cell>
          <table:table-cell office:value-type="percentage" office:value="0.224227737691617" calcext:value-type="percentage">
            <text:p>22%</text:p>
          </table:table-cell>
          <table:table-cell office:value-type="percentage" office:value="0.278268426739324" calcext:value-type="percentage">
            <text:p>28%</text:p>
          </table:table-cell>
          <table:table-cell office:value-type="percentage" office:value="0.183589835570823" calcext:value-type="percentage">
            <text:p>18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85]+91" office:value-type="date" office:date-value="2040-02-03" calcext:value-type="date">
            <text:p>2/2040</text:p>
          </table:table-cell>
          <table:table-cell office:value-type="percentage" office:value="0.216285565321019" calcext:value-type="percentage">
            <text:p>22%</text:p>
          </table:table-cell>
          <table:table-cell office:value-type="percentage" office:value="0.271909915059675" calcext:value-type="percentage">
            <text:p>27%</text:p>
          </table:table-cell>
          <table:table-cell office:value-type="percentage" office:value="0.202813754792742" calcext:value-type="percentage">
            <text:p>20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86]+91" office:value-type="date" office:date-value="2040-05-04" calcext:value-type="date">
            <text:p>5/2040</text:p>
          </table:table-cell>
          <table:table-cell office:value-type="percentage" office:value="0.224134937416079" calcext:value-type="percentage">
            <text:p>22%</text:p>
          </table:table-cell>
          <table:table-cell office:value-type="percentage" office:value="0.277597343635602" calcext:value-type="percentage">
            <text:p>28%</text:p>
          </table:table-cell>
          <table:table-cell office:value-type="percentage" office:value="0.186534789106609" calcext:value-type="percentage">
            <text:p>19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87]+91" office:value-type="date" office:date-value="2040-08-03" calcext:value-type="date">
            <text:p>8/2040</text:p>
          </table:table-cell>
          <table:table-cell office:value-type="percentage" office:value="0.20923457436056" calcext:value-type="percentage">
            <text:p>21%</text:p>
          </table:table-cell>
          <table:table-cell office:value-type="percentage" office:value="0.269653029722826" calcext:value-type="percentage">
            <text:p>27%</text:p>
          </table:table-cell>
          <table:table-cell office:value-type="percentage" office:value="0.177831987954775" calcext:value-type="percentage">
            <text:p>18%</text:p>
          </table:table-cell>
          <table:table-cell office:value-type="percentage" office:value="0.316" calcext:value-type="percentage">
            <text:p>32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88]+91" office:value-type="date" office:date-value="2040-11-02" calcext:value-type="date">
            <text:p>11/2040</text:p>
          </table:table-cell>
          <table:table-cell office:value-type="percentage" office:value="0.228345229624739" calcext:value-type="percentage">
            <text:p>23%</text:p>
          </table:table-cell>
          <table:table-cell office:value-type="percentage" office:value="0.259852916866581" calcext:value-type="percentage">
            <text:p>26%</text:p>
          </table:table-cell>
          <table:table-cell office:value-type="percentage" office:value="0.17768483420717" calcext:value-type="percentage">
            <text:p>18%</text:p>
          </table:table-cell>
          <table:table-cell office:value-type="percentage" office:value="0.316" calcext:value-type="percentage">
            <text:p>3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A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5" number:min-integer-digits="1"/>
    </number:number-style>
    <number:number-style style:name="N113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3" number:min-integer-digits="1" number:grouping="true"/>
    </number:number-style>
    <number:percentage-style style:name="N115">
      <number:number number:decimal-places="1" number:min-integer-digits="1"/>
      <number:text>%</number:text>
    </number:percentage-style>
    <number:date-style style:name="N116" number:title="User-defined">
      <number:month/>
      <number:text>/</number:text>
      <number:year number:style="long"/>
    </number:date-style>
    <number:date-style style:name="N117">
      <number:year number:style="long"/>
    </number:date-style>
    <number:percentage-style style:name="N118">
      <number:number number:decimal-places="3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percentage-style style:name="N20110" number:language="en" number:country="GB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7">00/00/0000</text:date>, <text:time style:data-style-name="N2" text:time-value="18:27:54.471924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Calcagno</meta:initial-creator>
    <meta:creation-date>2020-11-30T12:46:01.139000000</meta:creation-date>
    <dc:date>2021-02-27T19:42:54.604191361</dc:date>
    <meta:editing-duration>PT10H6M12S</meta:editing-duration>
    <meta:editing-cycles>17</meta:editing-cycles>
    <meta:generator>LibreOffice/4.4.5.2$MacOSX_X86_64 LibreOffice_project/a22f674fd25a3b6f45bdebf25400ed2adff0ff99</meta:generator>
    <meta:document-statistic meta:table-count="2" meta:cell-count="6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5">
      <number:number number:decimal-places="1" number:min-integer-digits="1"/>
      <number:text>%</number:text>
    </number:percentage-style>
    <number:percentage-style style:name="N20110" number:language="en" number:country="GB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Helvetica Neue'" style:font-style-name="Regular"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family="'Helvetica Neue'" style:font-style-name="Regular" fo:font-size="12pt" style:font-size-asian="10pt" style:font-size-complex="10pt"/>
    </style:style>
    <style:style style:name="ch5" style:family="chart" style:data-style-name="N20110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family="'Helvetica Neue'" style:font-style-name="Regular"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102cm" svg:stroke-color="#dddddd" draw:fill-color="#dddddd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one" chart:link-data-style-to-source="true"/>
      <style:graphic-properties svg:stroke-width="0.102cm" svg:stroke-color="#b2b2b2" draw:fill-color="#b2b2b2" dr3d:edge-rounding="5%"/>
      <style:text-properties fo:font-size="10pt" style:font-size-asian="10pt" style:font-size-complex="10pt"/>
    </style:style>
    <style:style style:name="ch9" style:family="chart" style:data-style-name="N115">
      <style:chart-properties chart:symbol-type="none" chart:link-data-style-to-source="true"/>
      <style:graphic-properties svg:stroke-width="0.102cm" svg:stroke-color="#808080" draw:fill-color="#808080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one" chart:link-data-style-to-source="true"/>
      <style:graphic-properties svg:stroke-width="0.102cm" svg:stroke-color="#66ccff" draw:fill-color="#66ccff"/>
      <style:text-properties fo:font-size="10pt" style:font-size-asian="10pt" style:font-size-complex="10pt"/>
    </style:style>
    <style:style style:name="ch11" style:family="chart" style:data-style-name="N115">
      <style:chart-properties chart:symbol-type="none" chart:link-data-style-to-source="true"/>
      <style:graphic-properties svg:stroke-width="0.102cm" svg:stroke-color="#3399ff" draw:fill-color="#3399ff"/>
      <style:text-properties fo:font-size="10pt" style:font-size-asian="10pt" style:font-size-complex="10pt"/>
    </style:style>
    <style:style style:name="ch12" style:family="chart" style:data-style-name="N115">
      <style:chart-properties chart:symbol-type="none" chart:link-data-style-to-source="true"/>
      <style:graphic-properties svg:stroke-width="0.102cm" svg:stroke-color="#0066cc" draw:fill-color="#0066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line" chart:column-mapping="1 0 2 4 3 5" chart:style-name="ch1">
        <chart:legend svg:x="0.352cm" svg:y="9.582cm" style:legend-expansion="custom" chartooo:width="15.321cm" chartooo:height="2.234cm" style:legend-expansion-aspect-ratio="6.85810205908684" chart:style-name="ch2"/>
        <chart:plot-area chart:style-name="ch3" table:cell-range-address="Total_cost_IFE.A11:Total_cost_IFE.G31 Total_cost_IFE.B4:Total_cost_IFE.G4" chart:data-source-has-labels="both" svg:x="0.145cm" svg:y="-0.029cm" svg:width="15.216cm" svg:height="9.624cm">
          <chartooo:coordinate-region svg:x="1.389cm" svg:y="0.203cm" svg:width="13.741cm" svg:height="8.218cm"/>
          <chart:axis chart:dimension="x" chart:name="primary-x" chart:style-name="ch4" chartooo:axis-type="auto">
            <chartooo:date-scale/>
            <chart:categories table:cell-range-address="Total_cost_IFE.A11:Total_cost_IFE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_cost_IFE.C11:Total_cost_IFE.C31" chart:label-cell-address="Total_cost_IFE.C4:Total_cost_IFE.C4" chart:class="chart:line">
            <chart:data-point chart:repeated="21"/>
          </chart:series>
          <chart:series chart:style-name="ch8" chart:values-cell-range-address="Total_cost_IFE.B11:Total_cost_IFE.B31" chart:label-cell-address="Total_cost_IFE.B4:Total_cost_IFE.B4" chart:class="chart:line">
            <chart:data-point chart:repeated="21"/>
          </chart:series>
          <chart:series chart:style-name="ch9" chart:values-cell-range-address="Total_cost_IFE.D11:Total_cost_IFE.D31" chart:label-cell-address="Total_cost_IFE.D4:Total_cost_IFE.D4" chart:class="chart:line">
            <chart:data-point chart:repeated="21"/>
          </chart:series>
          <chart:series chart:style-name="ch10" chart:values-cell-range-address="Total_cost_IFE.F11:Total_cost_IFE.F31" chart:label-cell-address="Total_cost_IFE.F4:Total_cost_IFE.F4" chart:class="chart:line">
            <chart:data-point chart:repeated="21"/>
          </chart:series>
          <chart:series chart:style-name="ch11" chart:values-cell-range-address="Total_cost_IFE.E11:Total_cost_IFE.E31" chart:label-cell-address="Total_cost_IFE.E4:Total_cost_IFE.E4" chart:class="chart:line">
            <chart:data-point chart:repeated="21"/>
          </chart:series>
          <chart:series chart:style-name="ch12" chart:values-cell-range-address="Total_cost_IFE.G11:Total_cost_IFE.G31" chart:label-cell-address="Total_cost_IFE.G4:Total_cost_IFE.G4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, pension mobility indexation</text:p>
                <draw:g>
                  <svg:desc>Total_cost_IFE.C4:Total_cost_IFE.C4</svg:desc>
                </draw:g>
              </table:table-cell>
              <table:table-cell office:value-type="string">
                <text:p>Central, pension mobility indexation</text:p>
                <draw:g>
                  <svg:desc>Total_cost_IFE.B4:Total_cost_IFE.B4</svg:desc>
                </draw:g>
              </table:table-cell>
              <table:table-cell office:value-type="string">
                <text:p>High, pension mobility indexation</text:p>
                <draw:g>
                  <svg:desc>Total_cost_IFE.D4:Total_cost_IFE.D4</svg:desc>
                </draw:g>
              </table:table-cell>
              <table:table-cell office:value-type="string">
                <text:p>Low, CPI indexation</text:p>
                <draw:g>
                  <svg:desc>Total_cost_IFE.F4:Total_cost_IFE.F4</svg:desc>
                </draw:g>
              </table:table-cell>
              <table:table-cell office:value-type="string">
                <text:p>Central, CPI indexation</text:p>
                <draw:g>
                  <svg:desc>Total_cost_IFE.E4:Total_cost_IFE.E4</svg:desc>
                </draw:g>
              </table:table-cell>
              <table:table-cell office:value-type="string">
                <text:p>High, CPI indexation</text:p>
                <draw:g>
                  <svg:desc>Total_cost_IFE.G4:Total_cost_IFE.G4</svg:desc>
                </draw:g>
              </table:table-cell>
            </table:table-row>
          </table:table-header-rows>
          <table:table-rows>
            <table:table-row>
              <table:table-cell office:value-type="float" office:value="2020">
                <text:p>2020</text:p>
                <draw:g>
                  <svg:desc>Total_cost_IFE.A11:Total_cost_IFE.A31</svg:desc>
                </draw:g>
              </table:table-cell>
              <table:table-cell office:value-type="float" office:value="0.014117179240684">
                <text:p>0.014117179240684</text:p>
                <draw:g>
                  <svg:desc>Total_cost_IFE.C11:Total_cost_IFE.C31</svg:desc>
                </draw:g>
              </table:table-cell>
              <table:table-cell office:value-type="float" office:value="0.0141174696369165">
                <text:p>0.0141174696369165</text:p>
                <draw:g>
                  <svg:desc>Total_cost_IFE.B11:Total_cost_IFE.B31</svg:desc>
                </draw:g>
              </table:table-cell>
              <table:table-cell office:value-type="float" office:value="0.0141174696369164">
                <text:p>0.0141174696369164</text:p>
                <draw:g>
                  <svg:desc>Total_cost_IFE.D11:Total_cost_IFE.D31</svg:desc>
                </draw:g>
              </table:table-cell>
              <table:table-cell office:value-type="float" office:value="0.014117179240684">
                <text:p>0.014117179240684</text:p>
                <draw:g>
                  <svg:desc>Total_cost_IFE.F11:Total_cost_IFE.F31</svg:desc>
                </draw:g>
              </table:table-cell>
              <table:table-cell office:value-type="float" office:value="0.0141174696369165">
                <text:p>0.0141174696369165</text:p>
                <draw:g>
                  <svg:desc>Total_cost_IFE.E11:Total_cost_IFE.E31</svg:desc>
                </draw:g>
              </table:table-cell>
              <table:table-cell office:value-type="float" office:value="0.0141174696369164">
                <text:p>0.0141174696369164</text:p>
                <draw:g>
                  <svg:desc>Total_cost_IFE.G11:Total_cost_IFE.G31</svg:desc>
                </draw:g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0.0152988263849083">
                <text:p>0.0152988263849083</text:p>
              </table:table-cell>
              <table:table-cell office:value-type="float" office:value="0.0154599648448926">
                <text:p>0.0154599648448926</text:p>
              </table:table-cell>
              <table:table-cell office:value-type="float" office:value="0.015223666970416">
                <text:p>0.015223666970416</text:p>
              </table:table-cell>
              <table:table-cell office:value-type="float" office:value="0.0175532138044437">
                <text:p>0.0175532138044437</text:p>
              </table:table-cell>
              <table:table-cell office:value-type="float" office:value="0.017241108838967">
                <text:p>0.017241108838967</text:p>
              </table:table-cell>
              <table:table-cell office:value-type="float" office:value="0.0168581783832439">
                <text:p>0.0168581783832439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0.0147121780244659">
                <text:p>0.0147121780244659</text:p>
              </table:table-cell>
              <table:table-cell office:value-type="float" office:value="0.0150611311108802">
                <text:p>0.0150611311108802</text:p>
              </table:table-cell>
              <table:table-cell office:value-type="float" office:value="0.0153421657839776">
                <text:p>0.0153421657839776</text:p>
              </table:table-cell>
              <table:table-cell office:value-type="float" office:value="0.0159385052076332">
                <text:p>0.0159385052076332</text:p>
              </table:table-cell>
              <table:table-cell office:value-type="float" office:value="0.015437191277094">
                <text:p>0.015437191277094</text:p>
              </table:table-cell>
              <table:table-cell office:value-type="float" office:value="0.0147123748747725">
                <text:p>0.0147123748747725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0.0142261750640037">
                <text:p>0.0142261750640037</text:p>
              </table:table-cell>
              <table:table-cell office:value-type="float" office:value="0.0150316074658299">
                <text:p>0.0150316074658299</text:p>
              </table:table-cell>
              <table:table-cell office:value-type="float" office:value="0.0158649472495543">
                <text:p>0.0158649472495543</text:p>
              </table:table-cell>
              <table:table-cell office:value-type="float" office:value="0.0143822257026507">
                <text:p>0.0143822257026507</text:p>
              </table:table-cell>
              <table:table-cell office:value-type="float" office:value="0.0139510340106336">
                <text:p>0.0139510340106336</text:p>
              </table:table-cell>
              <table:table-cell office:value-type="float" office:value="0.0132566690351366">
                <text:p>0.0132566690351366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0.013880192095866">
                <text:p>0.013880192095866</text:p>
              </table:table-cell>
              <table:table-cell office:value-type="float" office:value="0.0147214589368771">
                <text:p>0.0147214589368771</text:p>
              </table:table-cell>
              <table:table-cell office:value-type="float" office:value="0.0156543756006683">
                <text:p>0.0156543756006683</text:p>
              </table:table-cell>
              <table:table-cell office:value-type="float" office:value="0.0131773540242713">
                <text:p>0.0131773540242713</text:p>
              </table:table-cell>
              <table:table-cell office:value-type="float" office:value="0.0128001661962114">
                <text:p>0.0128001661962114</text:p>
              </table:table-cell>
              <table:table-cell office:value-type="float" office:value="0.0119180510821066">
                <text:p>0.0119180510821066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0.0136670257864555">
                <text:p>0.0136670257864555</text:p>
              </table:table-cell>
              <table:table-cell office:value-type="float" office:value="0.0140180229762658">
                <text:p>0.0140180229762658</text:p>
              </table:table-cell>
              <table:table-cell office:value-type="float" office:value="0.0152512793509522">
                <text:p>0.0152512793509522</text:p>
              </table:table-cell>
              <table:table-cell office:value-type="float" office:value="0.0123455672345355">
                <text:p>0.0123455672345355</text:p>
              </table:table-cell>
              <table:table-cell office:value-type="float" office:value="0.0115647350314701">
                <text:p>0.0115647350314701</text:p>
              </table:table-cell>
              <table:table-cell office:value-type="float" office:value="0.0107701772443329">
                <text:p>0.0107701772443329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0.0127858146919511">
                <text:p>0.0127858146919511</text:p>
              </table:table-cell>
              <table:table-cell office:value-type="float" office:value="0.0129749455974194">
                <text:p>0.0129749455974194</text:p>
              </table:table-cell>
              <table:table-cell office:value-type="float" office:value="0.0141322441243072">
                <text:p>0.0141322441243072</text:p>
              </table:table-cell>
              <table:table-cell office:value-type="float" office:value="0.0111882691093275">
                <text:p>0.0111882691093275</text:p>
              </table:table-cell>
              <table:table-cell office:value-type="float" office:value="0.0102933961433568">
                <text:p>0.0102933961433568</text:p>
              </table:table-cell>
              <table:table-cell office:value-type="float" office:value="0.00942840748411023">
                <text:p>0.00942840748411023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0.0118572678824856">
                <text:p>0.0118572678824856</text:p>
              </table:table-cell>
              <table:table-cell office:value-type="float" office:value="0.0120345778734898">
                <text:p>0.0120345778734898</text:p>
              </table:table-cell>
              <table:table-cell office:value-type="float" office:value="0.0131209980167589">
                <text:p>0.0131209980167589</text:p>
              </table:table-cell>
              <table:table-cell office:value-type="float" office:value="0.0100522136590529">
                <text:p>0.0100522136590529</text:p>
              </table:table-cell>
              <table:table-cell office:value-type="float" office:value="0.00917648243330414">
                <text:p>0.00917648243330414</text:p>
              </table:table-cell>
              <table:table-cell office:value-type="float" office:value="0.00822981683631858">
                <text:p>0.00822981683631858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0.0112613656898764">
                <text:p>0.0112613656898764</text:p>
              </table:table-cell>
              <table:table-cell office:value-type="float" office:value="0.0110525408300695">
                <text:p>0.0110525408300695</text:p>
              </table:table-cell>
              <table:table-cell office:value-type="float" office:value="0.0124256778141055">
                <text:p>0.0124256778141055</text:p>
              </table:table-cell>
              <table:table-cell office:value-type="float" office:value="0.00932570107821468">
                <text:p>0.00932570107821468</text:p>
              </table:table-cell>
              <table:table-cell office:value-type="float" office:value="0.0081554905579576">
                <text:p>0.0081554905579576</text:p>
              </table:table-cell>
              <table:table-cell office:value-type="float" office:value="0.00746519461797965">
                <text:p>0.00746519461797965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0.0105776819652266">
                <text:p>0.0105776819652266</text:p>
              </table:table-cell>
              <table:table-cell office:value-type="float" office:value="0.0099766648648041">
                <text:p>0.0099766648648041</text:p>
              </table:table-cell>
              <table:table-cell office:value-type="float" office:value="0.0111525997958559">
                <text:p>0.0111525997958559</text:p>
              </table:table-cell>
              <table:table-cell office:value-type="float" office:value="0.00862352991901472">
                <text:p>0.00862352991901472</text:p>
              </table:table-cell>
              <table:table-cell office:value-type="float" office:value="0.00720245704021091">
                <text:p>0.00720245704021091</text:p>
              </table:table-cell>
              <table:table-cell office:value-type="float" office:value="0.0064539899861393">
                <text:p>0.0064539899861393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00951759906003628">
                <text:p>0.00951759906003628</text:p>
              </table:table-cell>
              <table:table-cell office:value-type="float" office:value="0.00898375265285672">
                <text:p>0.00898375265285672</text:p>
              </table:table-cell>
              <table:table-cell office:value-type="float" office:value="0.00969765889623174">
                <text:p>0.00969765889623174</text:p>
              </table:table-cell>
              <table:table-cell office:value-type="float" office:value="0.00765141984676577">
                <text:p>0.00765141984676577</text:p>
              </table:table-cell>
              <table:table-cell office:value-type="float" office:value="0.00637354671992914">
                <text:p>0.00637354671992914</text:p>
              </table:table-cell>
              <table:table-cell office:value-type="float" office:value="0.00543219296027856">
                <text:p>0.00543219296027856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0.00873946848735572">
                <text:p>0.00873946848735572</text:p>
              </table:table-cell>
              <table:table-cell office:value-type="float" office:value="0.00810524594235441">
                <text:p>0.00810524594235441</text:p>
              </table:table-cell>
              <table:table-cell office:value-type="float" office:value="0.00895928683460138">
                <text:p>0.00895928683460138</text:p>
              </table:table-cell>
              <table:table-cell office:value-type="float" office:value="0.00695043806025368">
                <text:p>0.00695043806025368</text:p>
              </table:table-cell>
              <table:table-cell office:value-type="float" office:value="0.00566308129104656">
                <text:p>0.00566308129104656</text:p>
              </table:table-cell>
              <table:table-cell office:value-type="float" office:value="0.00486870646922401">
                <text:p>0.00486870646922401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0.00768525147632969">
                <text:p>0.00768525147632969</text:p>
              </table:table-cell>
              <table:table-cell office:value-type="float" office:value="0.0071653294675778">
                <text:p>0.0071653294675778</text:p>
              </table:table-cell>
              <table:table-cell office:value-type="float" office:value="0.00788156316765711">
                <text:p>0.00788156316765711</text:p>
              </table:table-cell>
              <table:table-cell office:value-type="float" office:value="0.00605995912845346">
                <text:p>0.00605995912845346</text:p>
              </table:table-cell>
              <table:table-cell office:value-type="float" office:value="0.00494567811287603">
                <text:p>0.00494567811287603</text:p>
              </table:table-cell>
              <table:table-cell office:value-type="float" office:value="0.00418514131153122">
                <text:p>0.00418514131153122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0.0069476888265898">
                <text:p>0.0069476888265898</text:p>
              </table:table-cell>
              <table:table-cell office:value-type="float" office:value="0.00659883518785785">
                <text:p>0.00659883518785785</text:p>
              </table:table-cell>
              <table:table-cell office:value-type="float" office:value="0.00696534186101822">
                <text:p>0.00696534186101822</text:p>
              </table:table-cell>
              <table:table-cell office:value-type="float" office:value="0.00543125902947662">
                <text:p>0.00543125902947662</text:p>
              </table:table-cell>
              <table:table-cell office:value-type="float" office:value="0.00451071402876803">
                <text:p>0.00451071402876803</text:p>
              </table:table-cell>
              <table:table-cell office:value-type="float" office:value="0.0036366837929369">
                <text:p>0.0036366837929369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0.00585033561597774">
                <text:p>0.00585033561597774</text:p>
              </table:table-cell>
              <table:table-cell office:value-type="float" office:value="0.0057322131687091">
                <text:p>0.0057322131687091</text:p>
              </table:table-cell>
              <table:table-cell office:value-type="float" office:value="0.00577212505148516">
                <text:p>0.00577212505148516</text:p>
              </table:table-cell>
              <table:table-cell office:value-type="float" office:value="0.00454667550422358">
                <text:p>0.00454667550422358</text:p>
              </table:table-cell>
              <table:table-cell office:value-type="float" office:value="0.00388210844492984">
                <text:p>0.00388210844492984</text:p>
              </table:table-cell>
              <table:table-cell office:value-type="float" office:value="0.00296487635783659">
                <text:p>0.00296487635783659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0.00468867158465581">
                <text:p>0.00468867158465581</text:p>
              </table:table-cell>
              <table:table-cell office:value-type="float" office:value="0.0047258847268314">
                <text:p>0.0047258847268314</text:p>
              </table:table-cell>
              <table:table-cell office:value-type="float" office:value="0.00489525882307948">
                <text:p>0.00489525882307948</text:p>
              </table:table-cell>
              <table:table-cell office:value-type="float" office:value="0.00362555258523074">
                <text:p>0.00362555258523074</text:p>
              </table:table-cell>
              <table:table-cell office:value-type="float" office:value="0.00316651528215085">
                <text:p>0.00316651528215085</text:p>
              </table:table-cell>
              <table:table-cell office:value-type="float" office:value="0.00247037645718425">
                <text:p>0.00247037645718425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0.00432410260050592">
                <text:p>0.00432410260050592</text:p>
              </table:table-cell>
              <table:table-cell office:value-type="float" office:value="0.00415094836181486">
                <text:p>0.00415094836181486</text:p>
              </table:table-cell>
              <table:table-cell office:value-type="float" office:value="0.00413676540004306">
                <text:p>0.00413676540004306</text:p>
              </table:table-cell>
              <table:table-cell office:value-type="float" office:value="0.00332785567626232">
                <text:p>0.00332785567626232</text:p>
              </table:table-cell>
              <table:table-cell office:value-type="float" office:value="0.00275660496406908">
                <text:p>0.00275660496406908</text:p>
              </table:table-cell>
              <table:table-cell office:value-type="float" office:value="0.0020562132516849">
                <text:p>0.0020562132516849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0.00363474388973669">
                <text:p>0.00363474388973669</text:p>
              </table:table-cell>
              <table:table-cell office:value-type="float" office:value="0.00332239015450051">
                <text:p>0.00332239015450051</text:p>
              </table:table-cell>
              <table:table-cell office:value-type="float" office:value="0.00317485216985506">
                <text:p>0.00317485216985506</text:p>
              </table:table-cell>
              <table:table-cell office:value-type="float" office:value="0.00279464709710005">
                <text:p>0.00279464709710005</text:p>
              </table:table-cell>
              <table:table-cell office:value-type="float" office:value="0.00219123384825209">
                <text:p>0.00219123384825209</text:p>
              </table:table-cell>
              <table:table-cell office:value-type="float" office:value="0.00155799418393446">
                <text:p>0.00155799418393446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0.00327530725508545">
                <text:p>0.00327530725508545</text:p>
              </table:table-cell>
              <table:table-cell office:value-type="float" office:value="0.00254278403598758">
                <text:p>0.00254278403598758</text:p>
              </table:table-cell>
              <table:table-cell office:value-type="float" office:value="0.00259318414819838">
                <text:p>0.00259318414819838</text:p>
              </table:table-cell>
              <table:table-cell office:value-type="float" office:value="0.00252505104345122">
                <text:p>0.00252505104345122</text:p>
              </table:table-cell>
              <table:table-cell office:value-type="float" office:value="0.0016728086520188">
                <text:p>0.0016728086520188</text:p>
              </table:table-cell>
              <table:table-cell office:value-type="float" office:value="0.0012566801686967">
                <text:p>0.0012566801686967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0.00299843429883961">
                <text:p>0.00299843429883961</text:p>
              </table:table-cell>
              <table:table-cell office:value-type="float" office:value="0.00228281697811431">
                <text:p>0.00228281697811431</text:p>
              </table:table-cell>
              <table:table-cell office:value-type="float" office:value="0.00205220267700074">
                <text:p>0.00205220267700074</text:p>
              </table:table-cell>
              <table:table-cell office:value-type="float" office:value="0.00231582590177108">
                <text:p>0.00231582590177108</text:p>
              </table:table-cell>
              <table:table-cell office:value-type="float" office:value="0.0014977539401777">
                <text:p>0.0014977539401777</text:p>
              </table:table-cell>
              <table:table-cell office:value-type="float" office:value="0.000988662074931594">
                <text:p>0.000988662074931594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00235104017395625">
                <text:p>0.00235104017395625</text:p>
              </table:table-cell>
              <table:table-cell office:value-type="float" office:value="0.00189749486922582">
                <text:p>0.00189749486922582</text:p>
              </table:table-cell>
              <table:table-cell office:value-type="float" office:value="0.00176906437696317">
                <text:p>0.00176906437696317</text:p>
              </table:table-cell>
              <table:table-cell office:value-type="float" office:value="0.00182169273685989">
                <text:p>0.00182169273685989</text:p>
              </table:table-cell>
              <table:table-cell office:value-type="float" office:value="0.00123974407824893">
                <text:p>0.00123974407824893</text:p>
              </table:table-cell>
              <table:table-cell office:value-type="float" office:value="0.000843693378569149">
                <text:p>0.000843693378569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percentage-style style:name="N115">
      <number:number number:decimal-places="1" number:min-integer-digits="1"/>
      <number:text>%</number:text>
    </number:percentage-style>
    <number:date-style style:name="N117"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Helvetica Neue'" style:font-style-name="Regular"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link-data-style-to-source="false" chart:axis-position="0" style:rotation-angle="75"/>
      <style:graphic-properties svg:stroke-color="#b3b3b3"/>
      <style:text-properties fo:font-family="'Helvetica Neue'" style:font-style-name="Regular" fo:font-size="13pt" style:font-size-asian="10pt" style:font-size-complex="10pt"/>
    </style:style>
    <style:style style:name="ch5" style:family="chart" style:data-style-name="N10">
      <style:chart-properties chart:display-label="true" chart:logarithmic="false" chart:minimum="0.15" chart:origin="0" chart:reverse-direction="false" text:line-break="false" chart:link-data-style-to-source="true" chart:axis-position="1"/>
      <style:graphic-properties svg:stroke-color="#b3b3b3"/>
      <style:text-properties fo:font-family="'Helvetica Neue'" style:font-style-name="Regular"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line" chart:style-name="ch1">
        <chart:legend svg:x="1.034cm" svg:y="10.794cm" style:legend-expansion="custom" chartooo:width="14.192cm" chartooo:height="1.022cm" style:legend-expansion-aspect-ratio="13.8864970645793" chart:style-name="ch2"/>
        <chart:plot-area chart:style-name="ch3" table:cell-range-address="IFE_coverage.B6:IFE_coverage.F89" chart:data-source-has-labels="both" svg:x="0.133cm" svg:y="0.19cm" svg:width="15.47cm" svg:height="10.545cm">
          <chartooo:coordinate-region svg:x="1.262cm" svg:y="0.423cm" svg:width="14.341cm" svg:height="8.949cm"/>
          <chart:axis chart:dimension="x" chart:name="primary-x" chart:style-name="ch4" chartooo:axis-type="auto">
            <chartooo:date-scale/>
            <chart:categories table:cell-range-address="IFE_coverage.B7:IFE_coverage.B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FE_coverage.C7:IFE_coverage.C89" chart:label-cell-address="IFE_coverage.C6:IFE_coverage.C6" chart:class="chart:line">
            <chart:data-point chart:repeated="83"/>
          </chart:series>
          <chart:series chart:style-name="ch8" chart:values-cell-range-address="IFE_coverage.D7:IFE_coverage.D89" chart:label-cell-address="IFE_coverage.D6:IFE_coverage.D6" chart:class="chart:line">
            <chart:data-point chart:repeated="83"/>
          </chart:series>
          <chart:series chart:style-name="ch9" chart:values-cell-range-address="IFE_coverage.E7:IFE_coverage.E89" chart:label-cell-address="IFE_coverage.E6:IFE_coverage.E6" chart:class="chart:line">
            <chart:data-point chart:repeated="83"/>
          </chart:series>
          <chart:series chart:style-name="ch10" chart:values-cell-range-address="IFE_coverage.F7:IFE_coverage.F89" chart:label-cell-address="IFE_coverage.F6:IFE_coverage.F6" chart:class="chart:line">
            <chart:data-point chart:repeated="8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ral scenario</text:p>
                <draw:g>
                  <svg:desc>IFE_coverage.C6:IFE_coverage.C6</svg:desc>
                </draw:g>
              </table:table-cell>
              <table:table-cell office:value-type="string">
                <text:p>Low scenario</text:p>
                <draw:g>
                  <svg:desc>IFE_coverage.D6:IFE_coverage.D6</svg:desc>
                </draw:g>
              </table:table-cell>
              <table:table-cell office:value-type="string">
                <text:p>High scenario</text:p>
                <draw:g>
                  <svg:desc>IFE_coverage.E6:IFE_coverage.E6</svg:desc>
                </draw:g>
              </table:table-cell>
              <table:table-cell office:value-type="string">
                <text:p>Measured IFE coverage (ANSES, 2020)</text:p>
                <draw:g>
                  <svg:desc>IFE_coverage.F6:IFE_coverage.F6</svg:desc>
                </draw:g>
              </table:table-cell>
            </table:table-row>
          </table:table-header-rows>
          <table:table-rows>
            <table:table-row>
              <table:table-cell office:value-type="float" office:value="43983">
                <text:p>43980</text:p>
                <draw:g>
                  <svg:desc>IFE_coverage.B7:IFE_coverage.B89</svg:desc>
                </draw:g>
              </table:table-cell>
              <table:table-cell office:value-type="float" office:value="0.361209056163207">
                <text:p>0.361209056163207</text:p>
                <draw:g>
                  <svg:desc>IFE_coverage.C7:IFE_coverage.C89</svg:desc>
                </draw:g>
              </table:table-cell>
              <table:table-cell office:value-type="float" office:value="0.361313149198172">
                <text:p>0.361313149198172</text:p>
                <draw:g>
                  <svg:desc>IFE_coverage.D7:IFE_coverage.D89</svg:desc>
                </draw:g>
              </table:table-cell>
              <table:table-cell office:value-type="float" office:value="0.361209056163207">
                <text:p>0.361209056163207</text:p>
                <draw:g>
                  <svg:desc>IFE_coverage.E7:IFE_coverage.E89</svg:desc>
                </draw:g>
              </table:table-cell>
              <table:table-cell office:value-type="float" office:value="0.316">
                <text:p>0.316</text:p>
                <draw:g>
                  <svg:desc>IFE_coverage.F7:IFE_coverage.F89</svg:desc>
                </draw:g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0.352726929254199">
                <text:p>0.352726929254199</text:p>
              </table:table-cell>
              <table:table-cell office:value-type="float" office:value="0.352726929254199">
                <text:p>0.352726929254199</text:p>
              </table:table-cell>
              <table:table-cell office:value-type="float" office:value="0.352726929254199">
                <text:p>0.35272692925419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347053254910939">
                <text:p>0.347053254910939</text:p>
              </table:table-cell>
              <table:table-cell office:value-type="float" office:value="0.346947029958612">
                <text:p>0.346947029958612</text:p>
              </table:table-cell>
              <table:table-cell office:value-type="float" office:value="0.347053254910939">
                <text:p>0.34705325491093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0.335795636362024">
                <text:p>0.335795636362024</text:p>
              </table:table-cell>
              <table:table-cell office:value-type="float" office:value="0.33428297884212">
                <text:p>0.33428297884212</text:p>
              </table:table-cell>
              <table:table-cell office:value-type="float" office:value="0.335619379264627">
                <text:p>0.33561937926462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336">
                <text:p>44340</text:p>
              </table:table-cell>
              <table:table-cell office:value-type="float" office:value="0.334379553651075">
                <text:p>0.334379553651075</text:p>
              </table:table-cell>
              <table:table-cell office:value-type="float" office:value="0.332821432932844">
                <text:p>0.332821432932844</text:p>
              </table:table-cell>
              <table:table-cell office:value-type="float" office:value="0.332187789094609">
                <text:p>0.33218778909460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427">
                <text:p>44430</text:p>
              </table:table-cell>
              <table:table-cell office:value-type="float" office:value="0.332421796428884">
                <text:p>0.332421796428884</text:p>
              </table:table-cell>
              <table:table-cell office:value-type="float" office:value="0.334203797670974">
                <text:p>0.334203797670974</text:p>
              </table:table-cell>
              <table:table-cell office:value-type="float" office:value="0.332037169823778">
                <text:p>0.33203716982377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518">
                <text:p>44520</text:p>
              </table:table-cell>
              <table:table-cell office:value-type="float" office:value="0.33773427766088">
                <text:p>0.33773427766088</text:p>
              </table:table-cell>
              <table:table-cell office:value-type="float" office:value="0.338246933083651">
                <text:p>0.338246933083651</text:p>
              </table:table-cell>
              <table:table-cell office:value-type="float" office:value="0.334752504666905">
                <text:p>0.33475250466690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609">
                <text:p>44610</text:p>
              </table:table-cell>
              <table:table-cell office:value-type="float" office:value="0.339368801955368">
                <text:p>0.339368801955368</text:p>
              </table:table-cell>
              <table:table-cell office:value-type="float" office:value="0.341515713527581">
                <text:p>0.341515713527581</text:p>
              </table:table-cell>
              <table:table-cell office:value-type="float" office:value="0.337192334774773">
                <text:p>0.33719233477477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0.329812733718693">
                <text:p>0.329812733718693</text:p>
              </table:table-cell>
              <table:table-cell office:value-type="float" office:value="0.331117636276901">
                <text:p>0.331117636276901</text:p>
              </table:table-cell>
              <table:table-cell office:value-type="float" office:value="0.327340225373768">
                <text:p>0.32734022537376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791">
                <text:p>44790</text:p>
              </table:table-cell>
              <table:table-cell office:value-type="float" office:value="0.3340682774824">
                <text:p>0.3340682774824</text:p>
              </table:table-cell>
              <table:table-cell office:value-type="float" office:value="0.339320595498203">
                <text:p>0.339320595498203</text:p>
              </table:table-cell>
              <table:table-cell office:value-type="float" office:value="0.331997335167197">
                <text:p>0.33199733516719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882">
                <text:p>44880</text:p>
              </table:table-cell>
              <table:table-cell office:value-type="float" office:value="0.344950104500898">
                <text:p>0.344950104500898</text:p>
              </table:table-cell>
              <table:table-cell office:value-type="float" office:value="0.335078109303426">
                <text:p>0.335078109303426</text:p>
              </table:table-cell>
              <table:table-cell office:value-type="float" office:value="0.32991069778072">
                <text:p>0.3299106977807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973">
                <text:p>44970</text:p>
              </table:table-cell>
              <table:table-cell office:value-type="float" office:value="0.34667640901244">
                <text:p>0.34667640901244</text:p>
              </table:table-cell>
              <table:table-cell office:value-type="float" office:value="0.337214824732282">
                <text:p>0.337214824732282</text:p>
              </table:table-cell>
              <table:table-cell office:value-type="float" office:value="0.332723609734259">
                <text:p>0.33272360973425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064">
                <text:p>45060</text:p>
              </table:table-cell>
              <table:table-cell office:value-type="float" office:value="0.341049446741349">
                <text:p>0.341049446741349</text:p>
              </table:table-cell>
              <table:table-cell office:value-type="float" office:value="0.340295189925276">
                <text:p>0.340295189925276</text:p>
              </table:table-cell>
              <table:table-cell office:value-type="float" office:value="0.33627886939061">
                <text:p>0.3362788693906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155">
                <text:p>45160</text:p>
              </table:table-cell>
              <table:table-cell office:value-type="float" office:value="0.344271902205763">
                <text:p>0.344271902205763</text:p>
              </table:table-cell>
              <table:table-cell office:value-type="float" office:value="0.342877379741899">
                <text:p>0.342877379741899</text:p>
              </table:table-cell>
              <table:table-cell office:value-type="float" office:value="0.345046647515542">
                <text:p>0.34504664751554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246">
                <text:p>45250</text:p>
              </table:table-cell>
              <table:table-cell office:value-type="float" office:value="0.344925097487051">
                <text:p>0.344925097487051</text:p>
              </table:table-cell>
              <table:table-cell office:value-type="float" office:value="0.34391405573071">
                <text:p>0.34391405573071</text:p>
              </table:table-cell>
              <table:table-cell office:value-type="float" office:value="0.344175248159098">
                <text:p>0.34417524815909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337">
                <text:p>45340</text:p>
              </table:table-cell>
              <table:table-cell office:value-type="float" office:value="0.350465185657347">
                <text:p>0.350465185657347</text:p>
              </table:table-cell>
              <table:table-cell office:value-type="float" office:value="0.345084660037292">
                <text:p>0.345084660037292</text:p>
              </table:table-cell>
              <table:table-cell office:value-type="float" office:value="0.353609709728962">
                <text:p>0.35360970972896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428">
                <text:p>45430</text:p>
              </table:table-cell>
              <table:table-cell office:value-type="float" office:value="0.35450755803059">
                <text:p>0.35450755803059</text:p>
              </table:table-cell>
              <table:table-cell office:value-type="float" office:value="0.353458683153037">
                <text:p>0.353458683153037</text:p>
              </table:table-cell>
              <table:table-cell office:value-type="float" office:value="0.343969948933261">
                <text:p>0.34396994893326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519">
                <text:p>45520</text:p>
              </table:table-cell>
              <table:table-cell office:value-type="float" office:value="0.359216086357452">
                <text:p>0.359216086357452</text:p>
              </table:table-cell>
              <table:table-cell office:value-type="float" office:value="0.354423878079904">
                <text:p>0.354423878079904</text:p>
              </table:table-cell>
              <table:table-cell office:value-type="float" office:value="0.346441985497098">
                <text:p>0.34644198549709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0.357112397465197">
                <text:p>0.357112397465197</text:p>
              </table:table-cell>
              <table:table-cell office:value-type="float" office:value="0.357806499791055">
                <text:p>0.357806499791055</text:p>
              </table:table-cell>
              <table:table-cell office:value-type="float" office:value="0.347247279573291">
                <text:p>0.34724727957329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701">
                <text:p>45700</text:p>
              </table:table-cell>
              <table:table-cell office:value-type="float" office:value="0.356281407536412">
                <text:p>0.356281407536412</text:p>
              </table:table-cell>
              <table:table-cell office:value-type="float" office:value="0.361099825760905">
                <text:p>0.361099825760905</text:p>
              </table:table-cell>
              <table:table-cell office:value-type="float" office:value="0.354290634592583">
                <text:p>0.35429063459258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792">
                <text:p>45790</text:p>
              </table:table-cell>
              <table:table-cell office:value-type="float" office:value="0.359821887309471">
                <text:p>0.359821887309471</text:p>
              </table:table-cell>
              <table:table-cell office:value-type="float" office:value="0.366017876646223">
                <text:p>0.366017876646223</text:p>
              </table:table-cell>
              <table:table-cell office:value-type="float" office:value="0.351616135528085">
                <text:p>0.35161613552808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883">
                <text:p>45880</text:p>
              </table:table-cell>
              <table:table-cell office:value-type="float" office:value="0.358608346339314">
                <text:p>0.358608346339314</text:p>
              </table:table-cell>
              <table:table-cell office:value-type="float" office:value="0.368753991508107">
                <text:p>0.368753991508107</text:p>
              </table:table-cell>
              <table:table-cell office:value-type="float" office:value="0.353080484646361">
                <text:p>0.35308048464636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974">
                <text:p>45970</text:p>
              </table:table-cell>
              <table:table-cell office:value-type="float" office:value="0.356357582099138">
                <text:p>0.356357582099138</text:p>
              </table:table-cell>
              <table:table-cell office:value-type="float" office:value="0.37372266670938">
                <text:p>0.37372266670938</text:p>
              </table:table-cell>
              <table:table-cell office:value-type="float" office:value="0.359080306958739">
                <text:p>0.35908030695873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065">
                <text:p>46070</text:p>
              </table:table-cell>
              <table:table-cell office:value-type="float" office:value="0.357467780044099">
                <text:p>0.357467780044099</text:p>
              </table:table-cell>
              <table:table-cell office:value-type="float" office:value="0.369004594579351">
                <text:p>0.369004594579351</text:p>
              </table:table-cell>
              <table:table-cell office:value-type="float" office:value="0.358068010886488">
                <text:p>0.35806801088648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156">
                <text:p>46160</text:p>
              </table:table-cell>
              <table:table-cell office:value-type="float" office:value="0.349173454641362">
                <text:p>0.349173454641362</text:p>
              </table:table-cell>
              <table:table-cell office:value-type="float" office:value="0.370604105610663">
                <text:p>0.370604105610663</text:p>
              </table:table-cell>
              <table:table-cell office:value-type="float" office:value="0.357730608655471">
                <text:p>0.35773060865547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247">
                <text:p>46250</text:p>
              </table:table-cell>
              <table:table-cell office:value-type="float" office:value="0.34908057168458">
                <text:p>0.34908057168458</text:p>
              </table:table-cell>
              <table:table-cell office:value-type="float" office:value="0.364839218064541">
                <text:p>0.364839218064541</text:p>
              </table:table-cell>
              <table:table-cell office:value-type="float" office:value="0.355488526006959">
                <text:p>0.35548852600695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338">
                <text:p>46340</text:p>
              </table:table-cell>
              <table:table-cell office:value-type="float" office:value="0.362870204528964">
                <text:p>0.362870204528964</text:p>
              </table:table-cell>
              <table:table-cell office:value-type="float" office:value="0.365086624140228">
                <text:p>0.365086624140228</text:p>
              </table:table-cell>
              <table:table-cell office:value-type="float" office:value="0.34713186915558">
                <text:p>0.3471318691555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429">
                <text:p>46430</text:p>
              </table:table-cell>
              <table:table-cell office:value-type="float" office:value="0.350270018826682">
                <text:p>0.350270018826682</text:p>
              </table:table-cell>
              <table:table-cell office:value-type="float" office:value="0.364995005581997">
                <text:p>0.364995005581997</text:p>
              </table:table-cell>
              <table:table-cell office:value-type="float" office:value="0.348820766121661">
                <text:p>0.34882076612166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520">
                <text:p>46520</text:p>
              </table:table-cell>
              <table:table-cell office:value-type="float" office:value="0.361490950944218">
                <text:p>0.361490950944218</text:p>
              </table:table-cell>
              <table:table-cell office:value-type="float" office:value="0.368492813916049">
                <text:p>0.368492813916049</text:p>
              </table:table-cell>
              <table:table-cell office:value-type="float" office:value="0.35353730996741">
                <text:p>0.3535373099674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611">
                <text:p>46610</text:p>
              </table:table-cell>
              <table:table-cell office:value-type="float" office:value="0.362104731833837">
                <text:p>0.362104731833837</text:p>
              </table:table-cell>
              <table:table-cell office:value-type="float" office:value="0.366159593048272">
                <text:p>0.366159593048272</text:p>
              </table:table-cell>
              <table:table-cell office:value-type="float" office:value="0.345612788872237">
                <text:p>0.34561278887223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702">
                <text:p>46700</text:p>
              </table:table-cell>
              <table:table-cell office:value-type="float" office:value="0.348910354056806">
                <text:p>0.348910354056806</text:p>
              </table:table-cell>
              <table:table-cell office:value-type="float" office:value="0.366957837062461">
                <text:p>0.366957837062461</text:p>
              </table:table-cell>
              <table:table-cell office:value-type="float" office:value="0.342607447068627">
                <text:p>0.34260744706862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793">
                <text:p>46790</text:p>
              </table:table-cell>
              <table:table-cell office:value-type="float" office:value="0.350671216298828">
                <text:p>0.350671216298828</text:p>
              </table:table-cell>
              <table:table-cell office:value-type="float" office:value="0.368756688923017">
                <text:p>0.368756688923017</text:p>
              </table:table-cell>
              <table:table-cell office:value-type="float" office:value="0.352283141297371">
                <text:p>0.35228314129737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884">
                <text:p>46880</text:p>
              </table:table-cell>
              <table:table-cell office:value-type="float" office:value="0.356990526511373">
                <text:p>0.356990526511373</text:p>
              </table:table-cell>
              <table:table-cell office:value-type="float" office:value="0.372338458235859">
                <text:p>0.372338458235859</text:p>
              </table:table-cell>
              <table:table-cell office:value-type="float" office:value="0.351608430698799">
                <text:p>0.35160843069879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975">
                <text:p>46980</text:p>
              </table:table-cell>
              <table:table-cell office:value-type="float" office:value="0.351003527473093">
                <text:p>0.351003527473093</text:p>
              </table:table-cell>
              <table:table-cell office:value-type="float" office:value="0.375016667930379">
                <text:p>0.375016667930379</text:p>
              </table:table-cell>
              <table:table-cell office:value-type="float" office:value="0.351319839781887">
                <text:p>0.35131983978188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066">
                <text:p>47070</text:p>
              </table:table-cell>
              <table:table-cell office:value-type="float" office:value="0.348916466525924">
                <text:p>0.348916466525924</text:p>
              </table:table-cell>
              <table:table-cell office:value-type="float" office:value="0.38522248728284">
                <text:p>0.38522248728284</text:p>
              </table:table-cell>
              <table:table-cell office:value-type="float" office:value="0.3452822954854">
                <text:p>0.345282295485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157">
                <text:p>47160</text:p>
              </table:table-cell>
              <table:table-cell office:value-type="float" office:value="0.343106962952979">
                <text:p>0.343106962952979</text:p>
              </table:table-cell>
              <table:table-cell office:value-type="float" office:value="0.386493610331883">
                <text:p>0.386493610331883</text:p>
              </table:table-cell>
              <table:table-cell office:value-type="float" office:value="0.344922366508264">
                <text:p>0.34492236650826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248">
                <text:p>47250</text:p>
              </table:table-cell>
              <table:table-cell office:value-type="float" office:value="0.354601448675725">
                <text:p>0.354601448675725</text:p>
              </table:table-cell>
              <table:table-cell office:value-type="float" office:value="0.379165891536962">
                <text:p>0.379165891536962</text:p>
              </table:table-cell>
              <table:table-cell office:value-type="float" office:value="0.334296788299405">
                <text:p>0.33429678829940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339">
                <text:p>47340</text:p>
              </table:table-cell>
              <table:table-cell office:value-type="float" office:value="0.348457707110761">
                <text:p>0.348457707110761</text:p>
              </table:table-cell>
              <table:table-cell office:value-type="float" office:value="0.38328463390087">
                <text:p>0.38328463390087</text:p>
              </table:table-cell>
              <table:table-cell office:value-type="float" office:value="0.332792601385488">
                <text:p>0.33279260138548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430">
                <text:p>47430</text:p>
              </table:table-cell>
              <table:table-cell office:value-type="float" office:value="0.346542562477865">
                <text:p>0.346542562477865</text:p>
              </table:table-cell>
              <table:table-cell office:value-type="float" office:value="0.378412539005057">
                <text:p>0.378412539005057</text:p>
              </table:table-cell>
              <table:table-cell office:value-type="float" office:value="0.329742225757538">
                <text:p>0.32974222575753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521">
                <text:p>47520</text:p>
              </table:table-cell>
              <table:table-cell office:value-type="float" office:value="0.336342801583443">
                <text:p>0.336342801583443</text:p>
              </table:table-cell>
              <table:table-cell office:value-type="float" office:value="0.372924632915963">
                <text:p>0.372924632915963</text:p>
              </table:table-cell>
              <table:table-cell office:value-type="float" office:value="0.314503160394937">
                <text:p>0.31450316039493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612">
                <text:p>47610</text:p>
              </table:table-cell>
              <table:table-cell office:value-type="float" office:value="0.332998576671529">
                <text:p>0.332998576671529</text:p>
              </table:table-cell>
              <table:table-cell office:value-type="float" office:value="0.369751252637864">
                <text:p>0.369751252637864</text:p>
              </table:table-cell>
              <table:table-cell office:value-type="float" office:value="0.309116385841959">
                <text:p>0.30911638584195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703">
                <text:p>47700</text:p>
              </table:table-cell>
              <table:table-cell office:value-type="float" office:value="0.346442718015093">
                <text:p>0.346442718015093</text:p>
              </table:table-cell>
              <table:table-cell office:value-type="float" office:value="0.370866381502244">
                <text:p>0.370866381502244</text:p>
              </table:table-cell>
              <table:table-cell office:value-type="float" office:value="0.314667281900771">
                <text:p>0.31466728190077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794">
                <text:p>47790</text:p>
              </table:table-cell>
              <table:table-cell office:value-type="float" office:value="0.345611584956525">
                <text:p>0.345611584956525</text:p>
              </table:table-cell>
              <table:table-cell office:value-type="float" office:value="0.380573016772053">
                <text:p>0.380573016772053</text:p>
              </table:table-cell>
              <table:table-cell office:value-type="float" office:value="0.325157849799711">
                <text:p>0.32515784979971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885">
                <text:p>47890</text:p>
              </table:table-cell>
              <table:table-cell office:value-type="float" office:value="0.344320346138693">
                <text:p>0.344320346138693</text:p>
              </table:table-cell>
              <table:table-cell office:value-type="float" office:value="0.374936009493006">
                <text:p>0.374936009493006</text:p>
              </table:table-cell>
              <table:table-cell office:value-type="float" office:value="0.330631212123139">
                <text:p>0.33063121212313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976">
                <text:p>47980</text:p>
              </table:table-cell>
              <table:table-cell office:value-type="float" office:value="0.338134342900092">
                <text:p>0.338134342900092</text:p>
              </table:table-cell>
              <table:table-cell office:value-type="float" office:value="0.37585958446257">
                <text:p>0.37585958446257</text:p>
              </table:table-cell>
              <table:table-cell office:value-type="float" office:value="0.319600399989927">
                <text:p>0.31960039998992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067">
                <text:p>48070</text:p>
              </table:table-cell>
              <table:table-cell office:value-type="float" office:value="0.32879844806631">
                <text:p>0.32879844806631</text:p>
              </table:table-cell>
              <table:table-cell office:value-type="float" office:value="0.369498955556563">
                <text:p>0.369498955556563</text:p>
              </table:table-cell>
              <table:table-cell office:value-type="float" office:value="0.315887370812932">
                <text:p>0.31588737081293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158">
                <text:p>48160</text:p>
              </table:table-cell>
              <table:table-cell office:value-type="float" office:value="0.324433202407438">
                <text:p>0.324433202407438</text:p>
              </table:table-cell>
              <table:table-cell office:value-type="float" office:value="0.377755904520716">
                <text:p>0.377755904520716</text:p>
              </table:table-cell>
              <table:table-cell office:value-type="float" office:value="0.312367727041713">
                <text:p>0.31236772704171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249">
                <text:p>48250</text:p>
              </table:table-cell>
              <table:table-cell office:value-type="float" office:value="0.325486289118437">
                <text:p>0.325486289118437</text:p>
              </table:table-cell>
              <table:table-cell office:value-type="float" office:value="0.362623666568611">
                <text:p>0.362623666568611</text:p>
              </table:table-cell>
              <table:table-cell office:value-type="float" office:value="0.315971403339949">
                <text:p>0.31597140333994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340">
                <text:p>48340</text:p>
              </table:table-cell>
              <table:table-cell office:value-type="float" office:value="0.329570778276647">
                <text:p>0.329570778276647</text:p>
              </table:table-cell>
              <table:table-cell office:value-type="float" office:value="0.355807539343234">
                <text:p>0.355807539343234</text:p>
              </table:table-cell>
              <table:table-cell office:value-type="float" office:value="0.303631480472394">
                <text:p>0.30363148047239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431">
                <text:p>48430</text:p>
              </table:table-cell>
              <table:table-cell office:value-type="float" office:value="0.319413684219785">
                <text:p>0.319413684219785</text:p>
              </table:table-cell>
              <table:table-cell office:value-type="float" office:value="0.359217609314277">
                <text:p>0.359217609314277</text:p>
              </table:table-cell>
              <table:table-cell office:value-type="float" office:value="0.313638539555567">
                <text:p>0.31363853955556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522">
                <text:p>48520</text:p>
              </table:table-cell>
              <table:table-cell office:value-type="float" office:value="0.319867052971476">
                <text:p>0.319867052971476</text:p>
              </table:table-cell>
              <table:table-cell office:value-type="float" office:value="0.356230200872178">
                <text:p>0.356230200872178</text:p>
              </table:table-cell>
              <table:table-cell office:value-type="float" office:value="0.293290943090823">
                <text:p>0.29329094309082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613">
                <text:p>48610</text:p>
              </table:table-cell>
              <table:table-cell office:value-type="float" office:value="0.328044169309565">
                <text:p>0.328044169309565</text:p>
              </table:table-cell>
              <table:table-cell office:value-type="float" office:value="0.355736077014316">
                <text:p>0.355736077014316</text:p>
              </table:table-cell>
              <table:table-cell office:value-type="float" office:value="0.300470754913223">
                <text:p>0.30047075491322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704">
                <text:p>48700</text:p>
              </table:table-cell>
              <table:table-cell office:value-type="float" office:value="0.332384048246019">
                <text:p>0.332384048246019</text:p>
              </table:table-cell>
              <table:table-cell office:value-type="float" office:value="0.352417153023101">
                <text:p>0.352417153023101</text:p>
              </table:table-cell>
              <table:table-cell office:value-type="float" office:value="0.301231822086421">
                <text:p>0.30123182208642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795">
                <text:p>48800</text:p>
              </table:table-cell>
              <table:table-cell office:value-type="float" office:value="0.319494955307477">
                <text:p>0.319494955307477</text:p>
              </table:table-cell>
              <table:table-cell office:value-type="float" office:value="0.33811651850639">
                <text:p>0.33811651850639</text:p>
              </table:table-cell>
              <table:table-cell office:value-type="float" office:value="0.30539376564118">
                <text:p>0.3053937656411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886">
                <text:p>48890</text:p>
              </table:table-cell>
              <table:table-cell office:value-type="float" office:value="0.332620486989007">
                <text:p>0.332620486989007</text:p>
              </table:table-cell>
              <table:table-cell office:value-type="float" office:value="0.357568948689142">
                <text:p>0.357568948689142</text:p>
              </table:table-cell>
              <table:table-cell office:value-type="float" office:value="0.288080518621685">
                <text:p>0.28808051862168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977">
                <text:p>48980</text:p>
              </table:table-cell>
              <table:table-cell office:value-type="float" office:value="0.315377467547585">
                <text:p>0.315377467547585</text:p>
              </table:table-cell>
              <table:table-cell office:value-type="float" office:value="0.338618045435364">
                <text:p>0.338618045435364</text:p>
              </table:table-cell>
              <table:table-cell office:value-type="float" office:value="0.290385539397872">
                <text:p>0.29038553939787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068">
                <text:p>49070</text:p>
              </table:table-cell>
              <table:table-cell office:value-type="float" office:value="0.31241008958347">
                <text:p>0.31241008958347</text:p>
              </table:table-cell>
              <table:table-cell office:value-type="float" office:value="0.340316408456803">
                <text:p>0.340316408456803</text:p>
              </table:table-cell>
              <table:table-cell office:value-type="float" office:value="0.261893634721052">
                <text:p>0.26189363472105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159">
                <text:p>49160</text:p>
              </table:table-cell>
              <table:table-cell office:value-type="float" office:value="0.312251776947314">
                <text:p>0.312251776947314</text:p>
              </table:table-cell>
              <table:table-cell office:value-type="float" office:value="0.335832378701545">
                <text:p>0.335832378701545</text:p>
              </table:table-cell>
              <table:table-cell office:value-type="float" office:value="0.2819691031423">
                <text:p>0.281969103142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250">
                <text:p>49250</text:p>
              </table:table-cell>
              <table:table-cell office:value-type="float" office:value="0.30971553046968">
                <text:p>0.30971553046968</text:p>
              </table:table-cell>
              <table:table-cell office:value-type="float" office:value="0.306600481557735">
                <text:p>0.306600481557735</text:p>
              </table:table-cell>
              <table:table-cell office:value-type="float" office:value="0.28566897178517">
                <text:p>0.2856689717851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341">
                <text:p>49340</text:p>
              </table:table-cell>
              <table:table-cell office:value-type="float" office:value="0.297235250068971">
                <text:p>0.297235250068971</text:p>
              </table:table-cell>
              <table:table-cell office:value-type="float" office:value="0.29655501318521">
                <text:p>0.29655501318521</text:p>
              </table:table-cell>
              <table:table-cell office:value-type="float" office:value="0.272929644579373">
                <text:p>0.27292964457937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432">
                <text:p>49430</text:p>
              </table:table-cell>
              <table:table-cell office:value-type="float" office:value="0.286024690037406">
                <text:p>0.286024690037406</text:p>
              </table:table-cell>
              <table:table-cell office:value-type="float" office:value="0.29531138735034">
                <text:p>0.29531138735034</text:p>
              </table:table-cell>
              <table:table-cell office:value-type="float" office:value="0.264512398908529">
                <text:p>0.26451239890852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523">
                <text:p>49520</text:p>
              </table:table-cell>
              <table:table-cell office:value-type="float" office:value="0.274935445752549">
                <text:p>0.274935445752549</text:p>
              </table:table-cell>
              <table:table-cell office:value-type="float" office:value="0.299972470847333">
                <text:p>0.299972470847333</text:p>
              </table:table-cell>
              <table:table-cell office:value-type="float" office:value="0.265842137052426">
                <text:p>0.26584213705242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614">
                <text:p>49610</text:p>
              </table:table-cell>
              <table:table-cell office:value-type="float" office:value="0.28892831147798">
                <text:p>0.28892831147798</text:p>
              </table:table-cell>
              <table:table-cell office:value-type="float" office:value="0.302920952708042">
                <text:p>0.302920952708042</text:p>
              </table:table-cell>
              <table:table-cell office:value-type="float" office:value="0.266201597286448">
                <text:p>0.26620159728644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709">
                <text:p>49710</text:p>
              </table:table-cell>
              <table:table-cell office:value-type="float" office:value="0.290273372821055">
                <text:p>0.290273372821055</text:p>
              </table:table-cell>
              <table:table-cell office:value-type="float" office:value="0.314951984973918">
                <text:p>0.314951984973918</text:p>
              </table:table-cell>
              <table:table-cell office:value-type="float" office:value="0.257362006433505">
                <text:p>0.25736200643350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0.278963300626389">
                <text:p>0.278963300626389</text:p>
              </table:table-cell>
              <table:table-cell office:value-type="float" office:value="0.297079295115082">
                <text:p>0.297079295115082</text:p>
              </table:table-cell>
              <table:table-cell office:value-type="float" office:value="0.272903639612626">
                <text:p>0.27290363961262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891">
                <text:p>49890</text:p>
              </table:table-cell>
              <table:table-cell office:value-type="float" office:value="0.281946088099934">
                <text:p>0.281946088099934</text:p>
              </table:table-cell>
              <table:table-cell office:value-type="float" office:value="0.301589703985708">
                <text:p>0.301589703985708</text:p>
              </table:table-cell>
              <table:table-cell office:value-type="float" office:value="0.251572165157948">
                <text:p>0.25157216515794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982">
                <text:p>49980</text:p>
              </table:table-cell>
              <table:table-cell office:value-type="float" office:value="0.273453176446236">
                <text:p>0.273453176446236</text:p>
              </table:table-cell>
              <table:table-cell office:value-type="float" office:value="0.303169617551932">
                <text:p>0.303169617551932</text:p>
              </table:table-cell>
              <table:table-cell office:value-type="float" office:value="0.239133576392186">
                <text:p>0.23913357639218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073">
                <text:p>50070</text:p>
              </table:table-cell>
              <table:table-cell office:value-type="float" office:value="0.257084444775072">
                <text:p>0.257084444775072</text:p>
              </table:table-cell>
              <table:table-cell office:value-type="float" office:value="0.286966441027603">
                <text:p>0.286966441027603</text:p>
              </table:table-cell>
              <table:table-cell office:value-type="float" office:value="0.234260351593757">
                <text:p>0.23426035159375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164">
                <text:p>50160</text:p>
              </table:table-cell>
              <table:table-cell office:value-type="float" office:value="0.256718887577384">
                <text:p>0.256718887577384</text:p>
              </table:table-cell>
              <table:table-cell office:value-type="float" office:value="0.285287095660993">
                <text:p>0.285287095660993</text:p>
              </table:table-cell>
              <table:table-cell office:value-type="float" office:value="0.225436631941916">
                <text:p>0.2254366319419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255">
                <text:p>50260</text:p>
              </table:table-cell>
              <table:table-cell office:value-type="float" office:value="0.2715020600734">
                <text:p>0.2715020600734</text:p>
              </table:table-cell>
              <table:table-cell office:value-type="float" office:value="0.290769049419382">
                <text:p>0.290769049419382</text:p>
              </table:table-cell>
              <table:table-cell office:value-type="float" office:value="0.210312263045426">
                <text:p>0.21031226304542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346">
                <text:p>50350</text:p>
              </table:table-cell>
              <table:table-cell office:value-type="float" office:value="0.232574093410918">
                <text:p>0.232574093410918</text:p>
              </table:table-cell>
              <table:table-cell office:value-type="float" office:value="0.28929453855719">
                <text:p>0.28929453855719</text:p>
              </table:table-cell>
              <table:table-cell office:value-type="float" office:value="0.211881045473147">
                <text:p>0.21188104547314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437">
                <text:p>50440</text:p>
              </table:table-cell>
              <table:table-cell office:value-type="float" office:value="0.215719499865093">
                <text:p>0.215719499865093</text:p>
              </table:table-cell>
              <table:table-cell office:value-type="float" office:value="0.276366191707908">
                <text:p>0.276366191707908</text:p>
              </table:table-cell>
              <table:table-cell office:value-type="float" office:value="0.208103756397474">
                <text:p>0.20810375639747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528">
                <text:p>50530</text:p>
              </table:table-cell>
              <table:table-cell office:value-type="float" office:value="0.235244199803885">
                <text:p>0.235244199803885</text:p>
              </table:table-cell>
              <table:table-cell office:value-type="float" office:value="0.289296184078715">
                <text:p>0.289296184078715</text:p>
              </table:table-cell>
              <table:table-cell office:value-type="float" office:value="0.198469368594134">
                <text:p>0.19846936859413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619">
                <text:p>50620</text:p>
              </table:table-cell>
              <table:table-cell office:value-type="float" office:value="0.228510950579783">
                <text:p>0.228510950579783</text:p>
              </table:table-cell>
              <table:table-cell office:value-type="float" office:value="0.296467071278331">
                <text:p>0.296467071278331</text:p>
              </table:table-cell>
              <table:table-cell office:value-type="float" office:value="0.203214753433972">
                <text:p>0.20321475343397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710">
                <text:p>50710</text:p>
              </table:table-cell>
              <table:table-cell office:value-type="float" office:value="0.217974726820017">
                <text:p>0.217974726820017</text:p>
              </table:table-cell>
              <table:table-cell office:value-type="float" office:value="0.300821768424879">
                <text:p>0.300821768424879</text:p>
              </table:table-cell>
              <table:table-cell office:value-type="float" office:value="0.211784708387717">
                <text:p>0.21178470838771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805">
                <text:p>50810</text:p>
              </table:table-cell>
              <table:table-cell office:value-type="float" office:value="0.233725097247444">
                <text:p>0.233725097247444</text:p>
              </table:table-cell>
              <table:table-cell office:value-type="float" office:value="0.312072573853735">
                <text:p>0.312072573853735</text:p>
              </table:table-cell>
              <table:table-cell office:value-type="float" office:value="0.185937073947348">
                <text:p>0.18593707394734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896">
                <text:p>50900</text:p>
              </table:table-cell>
              <table:table-cell office:value-type="float" office:value="0.238305086503217">
                <text:p>0.238305086503217</text:p>
              </table:table-cell>
              <table:table-cell office:value-type="float" office:value="0.304504225932797">
                <text:p>0.304504225932797</text:p>
              </table:table-cell>
              <table:table-cell office:value-type="float" office:value="0.183660247169536">
                <text:p>0.18366024716953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987">
                <text:p>50990</text:p>
              </table:table-cell>
              <table:table-cell office:value-type="float" office:value="0.221543529977342">
                <text:p>0.221543529977342</text:p>
              </table:table-cell>
              <table:table-cell office:value-type="float" office:value="0.299472743078869">
                <text:p>0.299472743078869</text:p>
              </table:table-cell>
              <table:table-cell office:value-type="float" office:value="0.187373451340537">
                <text:p>0.18737345134053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078">
                <text:p>51080</text:p>
              </table:table-cell>
              <table:table-cell office:value-type="float" office:value="0.224227737691617">
                <text:p>0.224227737691617</text:p>
              </table:table-cell>
              <table:table-cell office:value-type="float" office:value="0.278268426739324">
                <text:p>0.278268426739324</text:p>
              </table:table-cell>
              <table:table-cell office:value-type="float" office:value="0.183589835570823">
                <text:p>0.18358983557082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169">
                <text:p>51170</text:p>
              </table:table-cell>
              <table:table-cell office:value-type="float" office:value="0.216285565321019">
                <text:p>0.216285565321019</text:p>
              </table:table-cell>
              <table:table-cell office:value-type="float" office:value="0.271909915059675">
                <text:p>0.271909915059675</text:p>
              </table:table-cell>
              <table:table-cell office:value-type="float" office:value="0.202813754792742">
                <text:p>0.20281375479274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260">
                <text:p>51260</text:p>
              </table:table-cell>
              <table:table-cell office:value-type="float" office:value="0.224134937416079">
                <text:p>0.224134937416079</text:p>
              </table:table-cell>
              <table:table-cell office:value-type="float" office:value="0.277597343635602">
                <text:p>0.277597343635602</text:p>
              </table:table-cell>
              <table:table-cell office:value-type="float" office:value="0.186534789106609">
                <text:p>0.18653478910660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351">
                <text:p>51350</text:p>
              </table:table-cell>
              <table:table-cell office:value-type="float" office:value="0.20923457436056">
                <text:p>0.20923457436056</text:p>
              </table:table-cell>
              <table:table-cell office:value-type="float" office:value="0.269653029722826">
                <text:p>0.269653029722826</text:p>
              </table:table-cell>
              <table:table-cell office:value-type="float" office:value="0.177831987954775">
                <text:p>0.17783198795477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442">
                <text:p>51440</text:p>
              </table:table-cell>
              <table:table-cell office:value-type="float" office:value="0.228345229624739">
                <text:p>0.228345229624739</text:p>
              </table:table-cell>
              <table:table-cell office:value-type="float" office:value="0.259852916866581">
                <text:p>0.259852916866581</text:p>
              </table:table-cell>
              <table:table-cell office:value-type="float" office:value="0.17768483420717">
                <text:p>0.17768483420717</text:p>
              </table:table-cell>
              <table:table-cell office:value-type="float" office:value="0.316">
                <text:p>0.3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